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color="#000000"/>
    </style:style>
    <style:style style:name="P7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Inconsolata" fo:font-style="normal" fo:font-weight="bold"/>
    </style:style>
    <style:style style:name="P8" style:family="paragraph" style:parent-style-name="Text_20_body">
      <style:paragraph-properties fo:margin-top="0cm" fo:margin-bottom="0cm"/>
    </style:style>
    <style:style style:name="P9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10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11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2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3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4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6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7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8" style:family="paragraph" style:parent-style-name="Text_20_body">
      <style:paragraph-properties fo:margin-left="1.482cm" fo:margin-right="0cm" fo:text-indent="-0.635cm" style:auto-text-indent="false"/>
    </style:style>
    <style:style style:name="P19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20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21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2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3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4" style:family="paragraph" style:parent-style-name="Text_20_body">
      <style:paragraph-properties fo:background-color="#ffffff">
        <style:background-image/>
      </style:paragraph-properties>
    </style:style>
    <style:style style:name="P25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6" style:family="paragraph" style:parent-style-name="Heading_20_1">
      <style:text-properties fo:font-variant="normal" fo:text-transform="none" style:font-name="Inconsolata" fo:font-style="normal" fo:font-weight="bold"/>
    </style:style>
    <style:style style:name="P27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8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31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3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5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6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7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8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9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2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5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3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4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7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language="ru" fo:country="RU"/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6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7" style:family="paragraph" style:parent-style-name="Text_20_body" style:list-style-name="L6">
      <style:paragraph-properties fo:margin-left="2.963cm" fo:margin-right="0cm" fo:margin-top="0cm" fo:margin-bottom="0cm" fo:text-indent="0cm" style:auto-text-indent="false" fo:background-color="#00cc33" fo:padding="0cm" fo:border="none">
        <style:background-image/>
      </style:paragraph-properties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70" style:family="paragraph" style:parent-style-name="Text_20_body" style:list-style-name="L8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71" style:family="paragraph" style:parent-style-name="Text_20_body" style:list-style-name="L8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00"/>
    </style:style>
    <style:style style:name="P72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73" style:family="paragraph" style:parent-style-name="Text_20_body" style:list-style-name="L8">
      <style:paragraph-properties fo:margin-left="0cm" fo:margin-right="0cm" fo:margin-top="0.159cm" fo:margin-bottom="0cm" fo:text-indent="0cm" style:auto-text-indent="false" fo:padding="0cm" fo:border="none"/>
    </style:style>
    <style:style style:name="P7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7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7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8" style:family="paragraph" style:parent-style-name="Text_20_body" style:list-style-name="L8">
      <style:paragraph-properties fo:margin-left="0cm" fo:margin-right="0cm" fo:margin-top="0.159cm" fo:margin-bottom="0cm" fo:text-indent="0cm" style:auto-text-indent="false" fo:background-color="#00cc33" fo:padding="0cm" fo:border="none">
        <style:background-image/>
      </style:paragraph-properties>
    </style:style>
    <style:style style:name="P79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80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81" style:family="paragraph" style:parent-style-name="Text_20_body" style:list-style-name="L9">
      <style:paragraph-properties fo:margin-left="0cm" fo:margin-right="0cm" fo:margin-top="0.106cm" fo:margin-bottom="0cm" fo:orphans="2" fo:widows="2" fo:text-indent="0cm" style:auto-text-indent="false" fo:padding="0cm" fo:border="none"/>
      <style:text-properties fo:color="#000000"/>
    </style:style>
    <style:style style:name="P82" style:family="paragraph" style:parent-style-name="Text_20_body" style:list-style-name="L9">
      <style:paragraph-properties fo:margin-left="0cm" fo:margin-right="0cm" fo:margin-top="0.106cm" fo:margin-bottom="0cm" fo:text-indent="0cm" style:auto-text-indent="false" fo:padding="0cm" fo:border="none"/>
    </style:style>
    <style:style style:name="P83" style:family="paragraph" style:parent-style-name="Text_20_body" style:list-style-name="L9">
      <style:paragraph-properties fo:margin-left="0cm" fo:margin-right="0cm" fo:margin-top="0.106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84" style:family="paragraph" style:parent-style-name="Text_20_body" style:list-style-name="L9">
      <style:paragraph-properties fo:margin-left="0cm" fo:margin-right="0cm" fo:margin-top="0.106cm" fo:margin-bottom="0cm" fo:text-indent="0cm" style:auto-text-indent="false" fo:padding="0cm" fo:border="none"/>
      <style:text-properties fo:language="ru" fo:country="RU" fo:background-color="#ffffff"/>
    </style:style>
    <style:style style:name="P85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anguage="ru" fo:country="RU" fo:font-style="normal" fo:font-weight="normal" fo:background-color="#00cc33"/>
    </style:style>
    <style:style style:name="T51" style:family="text">
      <style:text-properties fo:font-variant="normal" fo:text-transform="none" style:font-name="inherit1" fo:font-size="12pt" fo:letter-spacing="normal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5" style:family="text">
      <style:text-properties fo:font-variant="normal" fo:text-transform="none" fo:color="#000000" style:font-name="inherit1" fo:font-size="12pt" fo:letter-spacing="normal" fo:font-style="normal" fo:font-weight="normal" fo:background-color="#ffffff"/>
    </style:style>
    <style:style style:name="T56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7" style:family="text">
      <style:text-properties fo:font-variant="normal" fo:text-transform="none" fo:color="#000000" style:font-name="inherit1" fo:font-size="12pt" fo:letter-spacing="normal" fo:language="en" fo:country="US" fo:font-style="normal" fo:font-weight="normal" fo:background-color="#ffffff"/>
    </style:style>
    <style:style style:name="T58" style:family="text">
      <style:text-properties fo:font-variant="normal" fo:text-transform="none" fo:color="#000000" style:font-name="inherit1" fo:font-size="12pt" fo:letter-spacing="normal" fo:language="en" fo:country="US" fo:font-style="normal" fo:font-weight="normal" style:font-name-asian="Consolas" style:font-size-asian="9.5pt" style:font-name-complex="Consolas" style:font-size-complex="9.5pt"/>
    </style:style>
    <style:style style:name="T59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60" style:family="text">
      <style:text-properties fo:font-variant="normal" fo:text-transform="none" fo:color="#000000" style:font-name="inherit1" fo:font-size="12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inherit1" fo:font-size="12pt" fo:font-style="normal" fo:font-weight="normal"/>
    </style:style>
    <style:style style:name="T62" style:family="text">
      <style:text-properties fo:font-variant="normal" fo:text-transform="none" fo:color="#000000" style:font-name="inherit1" fo:font-size="12pt" fo:font-style="normal" fo:font-weight="normal" fo:background-color="#00cc00"/>
    </style:style>
    <style:style style:name="T63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64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65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000000" style:font-name="inherit1" fo:font-size="12pt" fo:language="ru" fo:country="RU" fo:font-style="normal" fo:font-weight="normal" fo:background-color="#00cc33" style:font-name-asian="Consolas" style:font-size-asian="9.5pt" style:font-name-complex="Consolas" style:font-size-complex="9.5pt"/>
    </style:style>
    <style:style style:name="T67" style:family="text">
      <style:text-properties fo:font-variant="normal" fo:text-transform="none" fo:color="#000000" style:font-name="Inconsolata" fo:font-size="12pt" fo:letter-spacing="normal" fo:font-style="normal"/>
    </style:style>
    <style:style style:name="T68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9" style:family="text">
      <style:text-properties fo:font-variant="normal" fo:text-transform="none" fo:color="#000000" style:font-name="Inconsolata" fo:font-size="12pt" fo:letter-spacing="normal" fo:font-style="normal" fo:font-weight="normal" fo:background-color="#ffffff"/>
    </style:style>
    <style:style style:name="T70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71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72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73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74" style:family="text">
      <style:text-properties fo:font-variant="normal" fo:text-transform="none" fo:color="#000000" style:font-name="Inconsolata" fo:font-size="12pt" fo:font-style="normal" fo:font-weight="normal"/>
    </style:style>
    <style:style style:name="T75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6" style:family="text">
      <style:text-properties fo:font-variant="normal" fo:text-transform="none" fo:color="#000000" style:font-name="Consolas" fo:font-size="9.5pt" fo:font-style="normal" fo:font-weight="normal" fo:background-color="#00cc33" style:font-name-asian="Consolas" style:font-size-asian="9.5pt" style:font-name-complex="Consolas" style:font-size-complex="9.5pt"/>
    </style:style>
    <style:style style:name="T77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78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79" style:family="text">
      <style:text-properties fo:font-variant="normal" fo:text-transform="none" fo:color="#000000" style:font-name="Consolas" fo:font-size="9.5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80" style:family="text">
      <style:text-properties fo:font-variant="normal" fo:text-transform="none" style:font-name="Inconsolata" fo:font-size="12pt" fo:letter-spacing="normal" fo:font-style="normal" fo:font-weight="normal"/>
    </style:style>
    <style:style style:name="T81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82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83" style:family="text">
      <style:text-properties fo:font-variant="normal" fo:text-transform="none" style:font-name="Inconsolata" fo:font-size="12pt" fo:font-style="normal" fo:font-weight="bold"/>
    </style:style>
    <style:style style:name="T84" style:family="text">
      <style:text-properties fo:font-variant="normal" fo:text-transform="none" style:font-name="Inconsolata" fo:font-size="20.25pt" fo:letter-spacing="normal" fo:font-style="normal" fo:font-weight="bold"/>
    </style:style>
    <style:style style:name="T85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86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87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88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89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90" style:family="text">
      <style:text-properties fo:font-variant="normal" fo:text-transform="none" fo:color="#a31515" style:font-name="Consolas" fo:font-size="9.5pt" fo:font-style="normal" fo:font-weight="normal" style:font-name-asian="Consolas" style:font-size-asian="9.5pt" style:font-name-complex="Consolas" style:font-size-complex="9.5pt"/>
    </style:style>
    <style:style style:name="T91" style:family="text">
      <style:text-properties fo:font-variant="normal" fo:text-transform="none" fo:color="#0000ff" style:font-name="Consolas" fo:font-size="9.5pt" fo:font-style="normal" fo:font-weight="normal" style:font-name-asian="Consolas" style:font-size-asian="9.5pt" style:font-name-complex="Consolas" style:font-size-complex="9.5pt"/>
    </style:style>
    <style:style style:name="T92" style:family="text">
      <style:text-properties style:font-name="Symbol" fo:font-size="10pt"/>
    </style:style>
    <style:style style:name="T93" style:family="text">
      <style:text-properties style:font-name="Symbol" fo:font-size="10pt" fo:background-color="#d3d3d3"/>
    </style:style>
    <style:style style:name="T94" style:family="text">
      <style:text-properties style:font-name="Symbol" fo:font-size="10pt" fo:background-color="#0000ff"/>
    </style:style>
    <style:style style:name="T95" style:family="text">
      <style:text-properties style:font-name="Symbol" fo:font-size="10pt" fo:background-color="#ff00ff"/>
    </style:style>
    <style:style style:name="T96" style:family="text">
      <style:text-properties style:font-name="Symbol" fo:font-size="10pt" fo:background-color="#00ff00"/>
    </style:style>
    <style:style style:name="T97" style:family="text">
      <style:text-properties style:font-name="Symbol" fo:font-size="10pt" fo:background-color="#808000"/>
    </style:style>
    <style:style style:name="T98" style:family="text">
      <style:text-properties style:text-line-through-style="none" style:font-name="inherit" fo:font-size="10pt" style:text-underline-style="none" style:text-blinking="false"/>
    </style:style>
    <style:style style:name="T99" style:family="text">
      <style:text-properties style:text-line-through-style="none" style:font-name="inherit" fo:font-size="10pt" style:text-underline-style="none" style:text-blinking="false" fo:background-color="#00ff00"/>
    </style:style>
    <style:style style:name="T100" style:family="text">
      <style:text-properties style:text-line-through-style="none" style:font-name="inherit" fo:font-size="10pt" style:text-underline-style="none" style:text-blinking="false" fo:background-color="#ffff00"/>
    </style:style>
    <style:style style:name="T101" style:family="text">
      <style:text-properties style:text-line-through-style="none" style:font-name="inherit" fo:font-size="10pt" style:text-underline-style="none" style:text-blinking="false" fo:background-color="#0000ff"/>
    </style:style>
    <style:style style:name="T102" style:family="text">
      <style:text-properties style:text-line-through-style="none" style:font-name="inherit" fo:font-size="10pt" style:text-underline-style="none" style:text-blinking="false" fo:background-color="#d3d3d3"/>
    </style:style>
    <style:style style:name="T103" style:family="text">
      <style:text-properties style:text-line-through-style="none" style:font-name="inherit" fo:font-size="10pt" style:text-underline-style="none" style:text-blinking="false" fo:background-color="#808000"/>
    </style:style>
    <style:style style:name="T104" style:family="text">
      <style:text-properties style:font-name="inherit" fo:font-size="10pt" fo:background-color="#00ff00"/>
    </style:style>
    <style:style style:name="T105" style:family="text">
      <style:text-properties style:font-name="inherit" fo:font-size="10pt" fo:background-color="#808000"/>
    </style:style>
    <style:style style:name="T106" style:family="text">
      <style:text-properties style:font-name="inherit" fo:font-size="11.5pt"/>
    </style:style>
    <style:style style:name="T107" style:family="text">
      <style:text-properties style:font-name="inherit" fo:font-size="11.5pt" fo:background-color="#00ff00"/>
    </style:style>
    <style:style style:name="T108" style:family="text">
      <style:text-properties style:font-name="inherit" fo:font-size="11.5pt" fo:background-color="#0000ff"/>
    </style:style>
    <style:style style:name="T109" style:family="text">
      <style:text-properties style:font-name="inherit" fo:font-size="11.5pt" fo:background-color="#ff00ff"/>
    </style:style>
    <style:style style:name="T110" style:family="text">
      <style:text-properties style:font-name="inherit" fo:font-size="11.5pt" fo:language="en" fo:country="US" fo:background-color="#ff00ff"/>
    </style:style>
    <style:style style:name="T111" style:family="text">
      <style:text-properties style:font-name="inherit" fo:font-size="11.5pt" fo:background-color="#808000"/>
    </style:style>
    <style:style style:name="T112" style:family="text">
      <style:text-properties style:font-name="inherit" fo:font-size="11.5pt" fo:background-color="#00cc00"/>
    </style:style>
    <style:style style:name="T113" style:family="text">
      <style:text-properties style:font-name="inherit" fo:font-size="11.5pt" fo:background-color="#ffd320"/>
    </style:style>
    <style:style style:name="T114" style:family="text">
      <style:text-properties style:font-name="inherit" fo:font-size="11.5pt" fo:background-color="#00cc33"/>
    </style:style>
    <style:style style:name="T115" style:family="text">
      <style:text-properties style:font-name="inherit" fo:font-size="15pt" fo:font-weight="bold"/>
    </style:style>
    <style:style style:name="T116" style:family="text">
      <style:text-properties style:font-name="inherit" fo:font-size="15pt" fo:font-weight="bold" fo:background-color="#0000ff"/>
    </style:style>
    <style:style style:name="T117" style:family="text">
      <style:text-properties style:font-name="inherit" fo:font-size="15pt" fo:font-weight="bold" fo:background-color="#ff00ff"/>
    </style:style>
    <style:style style:name="T118" style:family="text">
      <style:text-properties style:font-name="inherit" fo:font-size="15pt" fo:font-weight="bold" fo:background-color="#00ff00"/>
    </style:style>
    <style:style style:name="T119" style:family="text">
      <style:text-properties style:font-name="inherit" fo:font-size="15pt" fo:font-weight="bold" fo:background-color="#808000"/>
    </style:style>
    <style:style style:name="T120" style:family="text">
      <style:text-properties style:font-name="Courier New1" fo:font-size="10pt" fo:background-color="#00ff00"/>
    </style:style>
    <style:style style:name="T121" style:family="text">
      <style:text-properties style:font-name="Courier New1" fo:font-size="10pt" fo:background-color="#ffff00"/>
    </style:style>
    <style:style style:name="T122" style:family="text">
      <style:text-properties style:font-name="Courier New1" fo:font-size="10pt" fo:background-color="#0000ff"/>
    </style:style>
    <style:style style:name="T123" style:family="text">
      <style:text-properties style:font-name="Courier New1" fo:font-size="10pt" fo:background-color="#d3d3d3"/>
    </style:style>
    <style:style style:name="T124" style:family="text">
      <style:text-properties style:font-name="Courier New1" fo:font-size="10pt" fo:background-color="#808000"/>
    </style:style>
    <style:style style:name="T125" style:family="text">
      <style:text-properties style:font-name="Courier New1" fo:font-size="10pt" fo:background-color="#ff00ff"/>
    </style:style>
    <style:style style:name="T126" style:family="text">
      <style:text-properties style:font-name="Courier New1" fo:font-size="10pt" fo:language="en" fo:country="US" fo:background-color="#ff00ff"/>
    </style:style>
    <style:style style:name="T127" style:family="text">
      <style:text-properties style:font-name="Courier New1" fo:font-size="10pt" fo:background-color="#00cc00"/>
    </style:style>
    <style:style style:name="T128" style:family="text">
      <style:text-properties style:font-name="Courier New1" fo:font-size="10pt" fo:background-color="#ffd320"/>
    </style:style>
    <style:style style:name="T129" style:family="text">
      <style:text-properties style:font-name="Courier New1" fo:font-size="10pt" fo:background-color="#00cc33"/>
    </style:style>
    <style:style style:name="T130" style:family="text">
      <style:text-properties style:font-name="Courier New1" fo:font-size="10pt" fo:background-color="#66ff00"/>
    </style:style>
    <style:style style:name="T131" style:family="text">
      <style:text-properties fo:background-color="#00ff00"/>
    </style:style>
    <style:style style:name="T132" style:family="text">
      <style:text-properties fo:background-color="#ffff00"/>
    </style:style>
    <style:style style:name="T133" style:family="text">
      <style:text-properties fo:background-color="#0000ff"/>
    </style:style>
    <style:style style:name="T134" style:family="text">
      <style:text-properties fo:background-color="#d3d3d3"/>
    </style:style>
    <style:style style:name="T135" style:family="text">
      <style:text-properties fo:background-color="#808000"/>
    </style:style>
    <style:style style:name="T136" style:family="text">
      <style:text-properties fo:background-color="#ff00ff"/>
    </style:style>
    <style:style style:name="T137" style:family="text">
      <style:text-properties style:font-name="Georgia" fo:font-size="11.5pt"/>
    </style:style>
    <style:style style:name="T138" style:family="text">
      <style:text-properties fo:background-color="#ffd320"/>
    </style:style>
    <style:style style:name="T139" style:family="text">
      <style:text-properties style:font-name="Inconsolata" fo:font-size="12pt" fo:font-style="italic" fo:font-weight="normal"/>
    </style:style>
    <style:style style:name="T140" style:family="text">
      <style:text-properties style:font-name="Inconsolata" fo:font-size="12pt" fo:font-style="italic" fo:font-weight="normal" fo:background-color="#66ff00"/>
    </style:style>
    <style:style style:name="T141" style:family="text">
      <style:text-properties style:font-name="Inconsolata" fo:font-size="12pt" fo:font-style="italic" fo:font-weight="normal" fo:background-color="#ffff00"/>
    </style:style>
    <style:style style:name="T142" style:family="text">
      <style:text-properties fo:background-color="#66ff00"/>
    </style:style>
    <style:style style:name="T143" style:family="text">
      <style:text-properties fo:language="en" fo:country="US"/>
    </style:style>
    <style:style style:name="T144" style:family="text">
      <style:text-properties fo:language="ru" fo:country="RU"/>
    </style:style>
    <style:style style:name="T145" style:family="text">
      <style:text-properties style:font-name="inherit1"/>
    </style:style>
    <style:style style:name="T146" style:family="text">
      <style:text-properties style:font-name="inherit1" fo:font-size="12pt" fo:font-weight="normal"/>
    </style:style>
    <style:style style:name="T147" style:family="text">
      <style:text-properties style:font-name="inherit1" fo:font-size="12pt" fo:language="en" fo:country="US" fo:font-weight="normal"/>
    </style:style>
    <style:style style:name="T148" style:family="text">
      <style:text-properties style:font-name="inherit1" fo:font-size="12pt" fo:language="ru" fo:country="RU" fo:font-weight="normal"/>
    </style:style>
    <style:style style:name="T149" style:family="text">
      <style:text-properties style:font-name="inherit1" fo:language="en" fo:country="US"/>
    </style:style>
    <style:style style:name="T150" style:family="text">
      <style:text-properties style:font-name="inherit1" fo:language="ru" fo:country="RU"/>
    </style:style>
    <style:style style:name="T151" style:family="text">
      <style:text-properties style:font-name="inherit1" fo:letter-spacing="normal"/>
    </style:style>
    <style:style style:name="T152" style:family="text">
      <style:text-properties fo:color="#333333" style:font-name="inherit1"/>
    </style:style>
    <style:style style:name="T153" style:family="text">
      <style:text-properties fo:color="#000000"/>
    </style:style>
    <style:style style:name="T154" style:family="text">
      <style:text-properties fo:color="#000000" fo:language="en" fo:country="US"/>
    </style:style>
    <style:style style:name="T155" style:family="text">
      <style:text-properties fo:color="#000000"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2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98">C# 5.0 и .NET 4.5</text:span></text:a></text:p>
      <text:p text:style-name="P1"><text:span text:style-name="T120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99">Руководство C# - Часть 1</text:span></text:a></text:p>
      <text:p text:style-name="P1"><text:span text:style-name="T120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99">Руководство C# - Часть 2</text:span></text:a></text:p>
      <text:p text:style-name="P1"><text:span text:style-name="T121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100">Основы .NET</text:span></text:a></text:p>
      <text:p text:style-name="P1"><text:span text:style-name="T120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99">Сборки .NET</text:span></text:a><text:span text:style-name="T131">  </text:span><text:span text:style-name="T104">- не применял</text:span></text:p>
      <text:p text:style-name="P1"><text:span text:style-name="T120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99">Потоки и файлы</text:span></text:a></text:p>
      <text:p text:style-name="P1"><text:span text:style-name="T121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100">Работа с сетью</text:span></text:a></text:p>
      <text:p text:style-name="P1"><text:span text:style-name="T122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101">Оптимизация приложений</text:span></text:a></text:p>
      <text:p text:style-name="P8"> </text:p>
      <text:p text:style-name="P1"><text:span text:style-name="T92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98">WPF</text:span></text:a></text:p>
      <text:p text:style-name="P1"><text:span text:style-name="T120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99">Основа WPF</text:span></text:a></text:p>
      <text:p text:style-name="P1"><text:span text:style-name="T121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100">Элементы управления WPF</text:span></text:a></text:p>
      <text:p text:style-name="P1"><text:span text:style-name="T121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100">Привязка и стили</text:span></text:a></text:p>
      <text:p text:style-name="P1"><text:span text:style-name="T121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100">Графика и анимация</text:span></text:a></text:p>
      <text:p text:style-name="P1"><text:span text:style-name="T121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100">Шаблоны WPF</text:span></text:a></text:p>
      <text:p text:style-name="P1"><text:span text:style-name="T122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101">Периферия WPF</text:span></text:a></text:p>
      <text:p text:style-name="P8"> </text:p>
      <text:p text:style-name="P1"><text:span text:style-name="T92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98">Темы WPF</text:span></text:a></text:p>
      <text:p text:style-name="P1"><text:span text:style-name="T122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101">Dark Blue UI</text:span></text:a></text:p>
      <text:p text:style-name="P1"><text:span text:style-name="T122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101">Dark Orange UI</text:span></text:a></text:p>
      <text:p text:style-name="P8"> </text:p>
      <text:p text:style-name="P1"><text:span text:style-name="T93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102">Silverlight 5</text:span></text:a></text:p>
      <text:p text:style-name="P8"> </text:p>
      <text:p text:style-name="P1"><text:span text:style-name="T92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98">Expression Blend 4</text:span></text:a></text:p>
      <text:p text:style-name="P1"><text:span text:style-name="T122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101">Основы работы</text:span></text:a></text:p>
      <text:p text:style-name="P1"><text:span text:style-name="T122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101">Графические интерфейсы</text:span></text:a></text:p>
      <text:p text:style-name="P1"><text:span text:style-name="T122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101">Windows Phone 7 и SF</text:span></text:a></text:p>
      <text:p text:style-name="P8"> </text:p>
      <text:p text:style-name="P1"><text:span text:style-name="T92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98">Работа с БД</text:span></text:a></text:p>
      <text:p text:style-name="P1"><text:span text:style-name="T120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99">ADO.NET</text:span></text:a></text:p>
      <text:p text:style-name="P1"><text:span text:style-name="T120">o</text:span><text:span text:style-name="T8">    </text:span><text:a xlink:type="simple" xlink:href="http://professorweb.ru/my/entity-framework/6/level1/" text:style-name="Internet_20_link" text:visited-style-name="Visited_20_Internet_20_Link"><text:span text:style-name="T99">Entity Framework 6</text:span></text:a></text:p>
      <text:p text:style-name="P1"><text:span text:style-name="T123">o</text:span><text:span text:style-name="T11">    </text:span><text:a xlink:type="simple" xlink:href="http://professorweb.ru/my/sql-server/2012/level1/" text:style-name="Internet_20_link" text:visited-style-name="Visited_20_Internet_20_Link"><text:span text:style-name="T102">SQL Server 2012</text:span></text:a></text:p>
      <text:p text:style-name="P8"> </text:p>
      <text:p text:style-name="P1"><text:span text:style-name="T92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98">LINQ</text:span></text:a></text:p>
      <text:p text:style-name="P1"><text:span text:style-name="T120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99">LINQ to Objects</text:span></text:a></text:p>
      <text:p text:style-name="P1"><text:span text:style-name="T120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99">LINQ to XML</text:span></text:a></text:p>
      <text:p text:style-name="P1"><text:span text:style-name="T120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99">LINQ to DataSet и SQL</text:span></text:a></text:p>
      <text:p text:style-name="P1"><text:span text:style-name="T120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99">LINQ to Entities</text:span></text:a></text:p>
      <text:p text:style-name="P1"><text:span text:style-name="T120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99">Parallel LINQ</text:span></text:a></text:p>
      <text:p text:style-name="P8"> </text:p>
      <text:p text:style-name="P1"><text:span text:style-name="T92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98">ASP.NET</text:span></text:a></text:p>
      <text:p text:style-name="P1"><text:span text:style-name="T122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101">Основы ASP.NET</text:span></text:a></text:p>
      <text:p text:style-name="P1"><text:span text:style-name="T122">o</text:span><text:span text:style-name="T10">    </text:span><text:a xlink:type="simple" xlink:href="http://professorweb.ru/my/ASP_NET/sites/level1/" text:style-name="Internet_20_link" text:visited-style-name="Visited_20_Internet_20_Link"><text:span text:style-name="T101">Веб-сайты</text:span></text:a></text:p>
      <text:p text:style-name="P1"><text:span text:style-name="T122">o</text:span><text:span text:style-name="T10">    </text:span><text:a xlink:type="simple" xlink:href="http://professorweb.ru/my/ASP_NET/security/level1/" text:style-name="Internet_20_link" text:visited-style-name="Visited_20_Internet_20_Link"><text:span text:style-name="T101">Безопасность</text:span></text:a></text:p>
      <text:p text:style-name="P1"><text:span text:style-name="T122">o</text:span><text:span text:style-name="T10">    </text:span><text:a xlink:type="simple" xlink:href="http://professorweb.ru/my/ASP_NET/gamestore/level1/" text:style-name="Internet_20_link" text:visited-style-name="Visited_20_Internet_20_Link"><text:span text:style-name="T101">Интернет магазин</text:span></text:a></text:p>
      <text:p text:style-name="P1"><text:span text:style-name="T122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101">ASP.NET Web Forms 4.5</text:span></text:a></text:p>
      <text:p text:style-name="P1"><text:span text:style-name="T122">o</text:span><text:span text:style-name="T10">    </text:span><text:a xlink:type="simple" xlink:href="http://professorweb.ru/my/ASP_NET/mvc/level1/" text:style-name="Internet_20_link" text:visited-style-name="Visited_20_Internet_20_Link"><text:span text:style-name="T101">ASP.NET MVC 5</text:span></text:a></text:p>
      <text:p text:style-name="P8"> </text:p>
      <text:p text:style-name="P1"><text:span text:style-name="T92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98">Windows 8/10</text:span></text:a></text:p>
      <text:p text:style-name="P1"><text:span text:style-name="T124">o</text:span><text:span text:style-name="T12">    </text:span><text:a xlink:type="simple" xlink:href="http://professorweb.ru/my/windows8/rt/level1/" text:style-name="Internet_20_link" text:visited-style-name="Visited_20_Internet_20_Link"><text:span text:style-name="T103">WinRT - основы</text:span></text:a></text:p>
      <text:p text:style-name="P1"><text:span text:style-name="T124">o</text:span><text:span text:style-name="T12">    </text:span><text:a xlink:type="simple" xlink:href="http://professorweb.ru/my/windows8/rt-ext/level1/" text:style-name="Internet_20_link" text:visited-style-name="Visited_20_Internet_20_Link"><text:span text:style-name="T105">WinRT - специальные возможности</text:span></text:a></text:p>
      <text:p text:style-name="Text_20_body"> </text:p>
      <text:p text:style-name="P1"><text:span text:style-name="T92">·</text:span><text:span text:style-name="T1"> </text:span><text:span text:style-name="T7">О</text:span><text:span text:style-name="T19">сновы веб программирование</text:span></text:p>
      <text:p text:style-name="P1"><text:span text:style-name="T130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31">___</text:span> - прочел, полностью пройдено</text:p>
      <text:p text:style-name="Text_20_body"><text:span text:style-name="T132">___</text:span> - смотри ниже</text:p>
      <text:p text:style-name="Text_20_body"><text:span text:style-name="T133">___</text:span> - не начинал</text:p>
      <text:p text:style-name="Text_20_body"><text:span text:style-name="T136">__</text:span> - собираюсь но попозже</text:p>
      <text:p text:style-name="Text_20_body"><text:span text:style-name="T135">__</text:span> - непонятно</text:p>
      <text:p text:style-name="Text_20_body"><text:span text:style-name="T134">__</text:span> - не собираюсь проходить</text:p>
      <text:p text:style-name="Text_20_body"> </text:p>
      <text:p text:style-name="P10">Основы .NET</text:p>
      <text:p text:style-name="P17"><text:a xlink:type="simple" xlink:href="http://professorweb.ru/my/csharp/charp_theory/level1/infocsharp.php" text:style-name="Internet_20_link" text:visited-style-name="Visited_20_Internet_20_Link"><text:span text:style-name="T106">C# и .NET</text:span></text:a> <text:span text:style-name="T137">--- Основы .NET</text:span></text:p>
      <text:p text:style-name="P13">Содержание:</text:p>
      <text:p text:style-name="P25"/>
      <text:p text:style-name="P20"><text:span text:style-name="T92">·</text:span><text:span text:style-name="T1">     </text:span><text:span text:style-name="T115">1. Мониторинг приложений</text:span></text:p>
      <text:p text:style-name="P21"><text:span text:style-name="T120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107">Контракты кода</text:span></text:a></text:p>
      <text:p text:style-name="P21"><text:span text:style-name="T120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107">Трассировка</text:span></text:a></text:p>
      <text:p text:style-name="P21"><text:span text:style-name="T120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107">Протоколирование событий</text:span></text:a></text:p>
      <text:p text:style-name="P21"><text:span text:style-name="T120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107">Производительность приложений</text:span></text:a></text:p>
      <text:p text:style-name="P20"><text:span text:style-name="T92">·</text:span><text:span text:style-name="T1">     </text:span><text:span text:style-name="T115">2. Безопасность</text:span></text:p>
      <text:p text:style-name="P21"><text:span text:style-name="T120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107">Аутентификация и авторизация</text:span></text:a></text:p>
      <text:p text:style-name="P21"><text:span text:style-name="T120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107">Службы клиентских приложений</text:span></text:a></text:p>
      <text:p text:style-name="P21"><text:span text:style-name="T120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107">Шифрование</text:span></text:a></text:p>
      <text:p text:style-name="P21"><text:span text:style-name="T120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107">Доступ к ресурсам</text:span></text:a></text:p>
      <text:p text:style-name="P21"><text:span text:style-name="T120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107">Безопасность доступа кода</text:span></text:a></text:p>
      <text:p text:style-name="P21"><text:span text:style-name="T120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107">Использование сертификатов</text:span></text:a></text:p>
      <text:p text:style-name="P20"><text:span text:style-name="T92">·</text:span><text:span text:style-name="T1">     </text:span><text:span text:style-name="T115">3. Локализация приложений</text:span></text:p>
      <text:p text:style-name="P21"><text:span text:style-name="T120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107">Пространство имен System.Globalization</text:span></text:a></text:p>
      <text:p text:style-name="P21"><text:span text:style-name="T120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107">Культура приложения</text:span></text:a></text:p>
      <text:p text:style-name="P21"><text:span text:style-name="T120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107">Ресурсы локализованных приложений</text:span></text:a></text:p>
      <text:p text:style-name="P21"><text:span text:style-name="T120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107">Создание специальных культур</text:span></text:a></text:p>
      <text:p text:style-name="P20"><text:span text:style-name="T94">·</text:span><text:span text:style-name="T3">     </text:span><text:span text:style-name="T116">4. Службы Windows</text:span></text:p>
      <text:p text:style-name="P21"><text:span text:style-name="T122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108">Архитектура служб Windows</text:span></text:a></text:p>
      <text:p text:style-name="P21"><text:span text:style-name="T122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108">Создание службы Windows</text:span></text:a></text:p>
      <text:p text:style-name="P21"><text:span text:style-name="T122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108">Программа службы</text:span></text:a></text:p>
      <text:p text:style-name="P21"><text:span text:style-name="T122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108">Программа установки службы</text:span></text:a></text:p>
      <text:p text:style-name="P21"><text:span text:style-name="T122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108">Мониторинг служб Windows</text:span></text:a></text:p>
      <text:p text:style-name="P21"><text:span text:style-name="T122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108">Управление службами Windows</text:span></text:a></text:p>
      <text:p text:style-name="P21"><text:span text:style-name="T122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108">Выявление неисправностей работы службы Windows</text:span></text:a></text:p>
      <text:p text:style-name="P20"><text:span text:style-name="T95">·</text:span><text:span text:style-name="T4">     </text:span><text:span text:style-name="T117">5. Managed Extensibility Framework</text:span></text:p>
      <text:p text:style-name="P21"><text:soft-page-break/><text:span text:style-name="T125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109">Архитектура MEF</text:span></text:a></text:p>
      <text:p text:style-name="P21"><text:span text:style-name="T125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109">Контракты в MEF</text:span></text:a></text:p>
      <text:p text:style-name="P21"><text:span text:style-name="T125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109">Экспорт MEF</text:span></text:a></text:p>
      <text:p text:style-name="P21"><text:span text:style-name="T125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109">Импорт MEF</text:span></text:a></text:p>
      <text:p text:style-name="P21"><text:span text:style-name="T125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109">Контейнеры и поставщики экспорта MEF</text:span></text:a></text:p>
      <text:p text:style-name="P21"><text:span text:style-name="T125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109">Каталоги MEF</text:span></text:a></text:p>
      <text:p text:style-name="P20"><text:span text:style-name="T95">·</text:span><text:span text:style-name="T4">     </text:span><text:span text:style-name="T117">6. Managed And-In Framework</text:span></text:p>
      <text:p text:style-name="P21"><text:span text:style-name="T125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109">Архитектура MAF</text:span></text:a></text:p>
      <text:p text:style-name="P21"><text:span text:style-name="T125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109">Пример дополнения MAF</text:span></text:a></text:p>
      <text:p text:style-name="Text_20_body"> </text:p>
      <text:p text:style-name="Text_20_body"><text:span text:style-name="T131">___</text:span> - прочел, полностью пройдено</text:p>
      <text:p text:style-name="Text_20_body"><text:span text:style-name="T133">___</text:span> - не начинал</text:p>
      <text:p text:style-name="Text_20_body"><text:span text:style-name="T136">__</text:span> - собираюсь но попозже</text:p>
      <text:p text:style-name="Text_20_body"><text:span text:style-name="T135">__</text:span> - непонятно</text:p>
      <text:p text:style-name="Text_20_body"><text:span text:style-name="T134">__</text:span> - не собираюсь проходить</text:p>
      <text:p text:style-name="Text_20_body"> </text:p>
      <text:p text:style-name="Text_20_body"> </text:p>
      <text:p text:style-name="P22">Сетевое программирование на C#</text:p>
      <text:p text:style-name="P23">Содержание:</text:p>
      <text:p text:style-name="P25"/>
      <text:p text:style-name="P18"><text:span text:style-name="T92">·</text:span><text:span text:style-name="T1">     </text:span><text:span text:style-name="T115">1. Сетевые понятия и протоколы</text:span></text:p>
      <text:p text:style-name="P21"><text:span text:style-name="T120">o</text:span><text:span text:style-name="T8">    </text:span><text:a xlink:type="simple" xlink:href="http://professorweb.ru/my/csharp/web/level1/1_1.php" text:style-name="Internet_20_link" text:visited-style-name="Visited_20_Internet_20_Link"><text:span text:style-name="T107">Физическая сеть</text:span></text:a></text:p>
      <text:p text:style-name="P21"><text:span text:style-name="T120">o</text:span><text:span text:style-name="T8">    </text:span><text:a xlink:type="simple" xlink:href="http://professorweb.ru/my/csharp/web/level1/1_2.php" text:style-name="Internet_20_link" text:visited-style-name="Visited_20_Internet_20_Link"><text:span text:style-name="T107">Модель OSI</text:span></text:a></text:p>
      <text:p text:style-name="P21"><text:span text:style-name="T120">o</text:span><text:span text:style-name="T8">    </text:span><text:a xlink:type="simple" xlink:href="http://professorweb.ru/my/csharp/web/level1/1_3.php" text:style-name="Internet_20_link" text:visited-style-name="Visited_20_Internet_20_Link"><text:span text:style-name="T107">IP — Internet Protocol</text:span></text:a></text:p>
      <text:p text:style-name="P21"><text:span text:style-name="T120">o</text:span><text:span text:style-name="T8">    </text:span><text:a xlink:type="simple" xlink:href="http://professorweb.ru/my/csharp/web/level1/1_4.php" text:style-name="Internet_20_link" text:visited-style-name="Visited_20_Internet_20_Link"><text:span text:style-name="T107">Протоколы TCP и UDP</text:span></text:a></text:p>
      <text:p text:style-name="P21"><text:span text:style-name="T120">o</text:span><text:span text:style-name="T8">    </text:span><text:a xlink:type="simple" xlink:href="http://professorweb.ru/my/csharp/web/level1/1_5.php" text:style-name="Internet_20_link" text:visited-style-name="Visited_20_Internet_20_Link"><text:span text:style-name="T107">Протоколы ICMP и IGMP</text:span></text:a></text:p>
      <text:p text:style-name="P21"><text:span text:style-name="T120">o</text:span><text:span text:style-name="T8">    </text:span><text:a xlink:type="simple" xlink:href="http://professorweb.ru/my/csharp/web/level1/1_6.php" text:style-name="Internet_20_link" text:visited-style-name="Visited_20_Internet_20_Link"><text:span text:style-name="T107">Протоколы Интернета и электронной почты</text:span></text:a></text:p>
      <text:p text:style-name="P18"><text:span text:style-name="T92">·</text:span><text:span text:style-name="T1">     </text:span><text:span text:style-name="T115">2. Работа с сетью</text:span></text:p>
      <text:p text:style-name="P21"><text:span text:style-name="T120">o</text:span><text:span text:style-name="T8">    </text:span><text:a xlink:type="simple" xlink:href="http://professorweb.ru/my/csharp/web/level2/2_1.php" text:style-name="Internet_20_link" text:visited-style-name="Visited_20_Internet_20_Link"><text:span text:style-name="T107">Пространство имен System.Net</text:span></text:a></text:p>
      <text:p text:style-name="P21"><text:span text:style-name="T120">o</text:span><text:span text:style-name="T8">    </text:span><text:a xlink:type="simple" xlink:href="http://professorweb.ru/my/csharp/web/level2/2_2.php" text:style-name="Internet_20_link" text:visited-style-name="Visited_20_Internet_20_Link"><text:span text:style-name="T107">Работа с URI</text:span></text:a></text:p>
      <text:p text:style-name="P21"><text:span text:style-name="T120">o</text:span><text:span text:style-name="T8">    </text:span><text:a xlink:type="simple" xlink:href="http://professorweb.ru/my/csharp/web/level2/2_3.php" text:style-name="Internet_20_link" text:visited-style-name="Visited_20_Internet_20_Link"><text:span text:style-name="T107">Класс WebClient</text:span></text:a></text:p>
      <text:p text:style-name="P21"><text:span text:style-name="T120">o</text:span><text:span text:style-name="T8">    </text:span><text:a xlink:type="simple" xlink:href="http://professorweb.ru/my/csharp/web/level2/2_4.php" text:style-name="Internet_20_link" text:visited-style-name="Visited_20_Internet_20_Link"><text:span text:style-name="T107">Классы WebRequest и WebResponse</text:span></text:a></text:p>
      <text:p text:style-name="P21"><text:span text:style-name="T120">o</text:span><text:span text:style-name="T8">    </text:span><text:a xlink:type="simple" xlink:href="http://professorweb.ru/my/csharp/web/level2/2_5.php" text:style-name="Internet_20_link" text:visited-style-name="Visited_20_Internet_20_Link"><text:span text:style-name="T107">Классы .NET для IP-адресов</text:span></text:a></text:p>
      <text:p text:style-name="P21"><text:span text:style-name="T120">o</text:span><text:span text:style-name="T8">    </text:span><text:a xlink:type="simple" xlink:href="http://professorweb.ru/my/csharp/web/level2/2_6.php" text:style-name="Internet_20_link" text:visited-style-name="Visited_20_Internet_20_Link"><text:span text:style-name="T107">Web-прокси</text:span></text:a></text:p>
      <text:p text:style-name="P21"><text:span text:style-name="T120">o</text:span><text:span text:style-name="T8">    </text:span><text:a xlink:type="simple" xlink:href="http://professorweb.ru/my/csharp/web/level2/2_7.php" text:style-name="Internet_20_link" text:visited-style-name="Visited_20_Internet_20_Link"><text:span text:style-name="T107">Аутентификация и разрешения</text:span></text:a></text:p>
      <text:p text:style-name="P18"><text:span text:style-name="T92">·</text:span><text:span text:style-name="T1">     </text:span><text:span text:style-name="T115">3. Работа с сокетами</text:span></text:p>
      <text:p text:style-name="P21"><text:span text:style-name="T120">o</text:span><text:span text:style-name="T8">    </text:span><text:a xlink:type="simple" xlink:href="http://professorweb.ru/my/csharp/web/level3/3_1.php" text:style-name="Internet_20_link" text:visited-style-name="Visited_20_Internet_20_Link"><text:span text:style-name="T107">Сокеты</text:span></text:a></text:p>
      <text:p text:style-name="P21"><text:soft-page-break/><text:span text:style-name="T120">o</text:span><text:span text:style-name="T8">    </text:span><text:a xlink:type="simple" xlink:href="http://professorweb.ru/my/csharp/web/level3/3_2.php" text:style-name="Internet_20_link" text:visited-style-name="Visited_20_Internet_20_Link"><text:span text:style-name="T107">Клиент-серверное приложение на потоковом сокете TCP</text:span></text:a></text:p>
      <text:p text:style-name="P21"><text:span text:style-name="T120">o</text:span><text:span text:style-name="T8">    </text:span><text:a xlink:type="simple" xlink:href="http://professorweb.ru/my/csharp/web/level3/3_3.php" text:style-name="Internet_20_link" text:visited-style-name="Visited_20_Internet_20_Link"><text:span text:style-name="T107">Программа сканирования портов</text:span></text:a></text:p>
      <text:p text:style-name="P21"><text:span text:style-name="T120">o</text:span><text:span text:style-name="T8">    </text:span><text:a xlink:type="simple" xlink:href="http://professorweb.ru/my/csharp/web/level3/3_4.php" text:style-name="Internet_20_link" text:visited-style-name="Visited_20_Internet_20_Link"><text:span text:style-name="T107">Разрешения сокетов</text:span></text:a></text:p>
      <text:p text:style-name="P18"><text:span text:style-name="T92">·</text:span><text:span text:style-name="T1">     </text:span><text:span text:style-name="T115">4. TCP, FTP и UDP</text:span></text:p>
      <text:p text:style-name="P21"><text:span text:style-name="T120">o</text:span><text:span text:style-name="T8">    </text:span><text:a xlink:type="simple" xlink:href="http://professorweb.ru/my/csharp/web/level4/4_1.php" text:style-name="Internet_20_link" text:visited-style-name="Visited_20_Internet_20_Link"><text:span text:style-name="T107">Протокол TCP</text:span></text:a></text:p>
      <text:p text:style-name="P21"><text:span text:style-name="T120">o</text:span><text:span text:style-name="T8">    </text:span><text:a xlink:type="simple" xlink:href="http://professorweb.ru/my/csharp/web/level4/4_2.php" text:style-name="Internet_20_link" text:visited-style-name="Visited_20_Internet_20_Link"><text:span text:style-name="T107">Класс TcpClient</text:span></text:a></text:p>
      <text:p text:style-name="P21"><text:span text:style-name="T120">o</text:span><text:span text:style-name="T8">    </text:span><text:a xlink:type="simple" xlink:href="http://professorweb.ru/my/csharp/web/level4/4_3.php" text:style-name="Internet_20_link" text:visited-style-name="Visited_20_Internet_20_Link"><text:span text:style-name="T107">FTP Client</text:span></text:a></text:p>
      <text:p text:style-name="P21"><text:span text:style-name="T120">o</text:span><text:span text:style-name="T8">    </text:span><text:a xlink:type="simple" xlink:href="http://professorweb.ru/my/csharp/web/level4/4_4.php" text:style-name="Internet_20_link" text:visited-style-name="Visited_20_Internet_20_Link"><text:span text:style-name="T107">Класс TcpListener</text:span></text:a></text:p>
      <text:p text:style-name="P21"><text:span text:style-name="T120">o</text:span><text:span text:style-name="T8">    </text:span><text:a xlink:type="simple" xlink:href="http://professorweb.ru/my/csharp/web/level4/4_5.php" text:style-name="Internet_20_link" text:visited-style-name="Visited_20_Internet_20_Link"><text:span text:style-name="T107">Протокол UDP</text:span></text:a></text:p>
      <text:p text:style-name="P21"><text:span text:style-name="T120">o</text:span><text:span text:style-name="T8">    </text:span><text:a xlink:type="simple" xlink:href="http://professorweb.ru/my/csharp/web/level4/4_6.php" text:style-name="Internet_20_link" text:visited-style-name="Visited_20_Internet_20_Link"><text:span text:style-name="T107">Класс UdpClient</text:span></text:a></text:p>
      <text:p text:style-name="P21"><text:span text:style-name="T120">o</text:span><text:span text:style-name="T8">    </text:span><text:a xlink:type="simple" xlink:href="http://professorweb.ru/my/csharp/web/level4/4_7.php" text:style-name="Internet_20_link" text:visited-style-name="Visited_20_Internet_20_Link"><text:span text:style-name="T107">Пример приложения UDP</text:span></text:a></text:p>
      <text:p text:style-name="P21"><text:span text:style-name="T120">o</text:span><text:span text:style-name="T8">    </text:span><text:a xlink:type="simple" xlink:href="http://professorweb.ru/my/csharp/web/level4/4_8.php" text:style-name="Internet_20_link" text:visited-style-name="Visited_20_Internet_20_Link"><text:span text:style-name="T107">Передача файлов по UDP</text:span></text:a></text:p>
      <text:p text:style-name="P21"><text:span text:style-name="T120">o</text:span><text:span text:style-name="T8">    </text:span><text:a xlink:type="simple" xlink:href="http://professorweb.ru/my/csharp/web/level4/4_9.php" text:style-name="Internet_20_link" text:visited-style-name="Visited_20_Internet_20_Link"><text:span text:style-name="T107">Высокоуровневые протоколы, основанные на UDP</text:span></text:a></text:p>
      <text:p text:style-name="P18"><text:span text:style-name="T92">·</text:span><text:span text:style-name="T1">     </text:span><text:span text:style-name="T115">5. HTTP</text:span></text:p>
      <text:p text:style-name="P21"><text:span text:style-name="T120">o</text:span><text:span text:style-name="T8">    </text:span><text:a xlink:type="simple" xlink:href="http://professorweb.ru/my/csharp/web/level7/7_1.php" text:style-name="Internet_20_link" text:visited-style-name="Visited_20_Internet_20_Link"><text:span text:style-name="T107">Протокол HTTP</text:span></text:a></text:p>
      <text:p text:style-name="P21"><text:span text:style-name="T120">o</text:span><text:span text:style-name="T8">    </text:span><text:a xlink:type="simple" xlink:href="http://professorweb.ru/my/csharp/web/level7/7_2.php" text:style-name="Internet_20_link" text:visited-style-name="Visited_20_Internet_20_Link"><text:span text:style-name="T107">Классы HttpWebRequest и HttpWebResponse</text:span></text:a></text:p>
      <text:p text:style-name="P21"><text:span text:style-name="T120">o</text:span><text:span text:style-name="T8">    </text:span><text:a xlink:type="simple" xlink:href="http://professorweb.ru/my/csharp/web/level7/7_3.php" text:style-name="Internet_20_link" text:visited-style-name="Visited_20_Internet_20_Link"><text:span text:style-name="T107">Управление соединением HTTP</text:span></text:a></text:p>
      <text:p text:style-name="P21"><text:span text:style-name="T120">o</text:span><text:span text:style-name="T8">    </text:span><text:a xlink:type="simple" xlink:href="http://professorweb.ru/my/csharp/web/level7/7_4.php" text:style-name="Internet_20_link" text:visited-style-name="Visited_20_Internet_20_Link"><text:span text:style-name="T107">Чтение и запись cookie</text:span></text:a></text:p>
      <text:p text:style-name="P18"><text:span text:style-name="T92">·</text:span><text:span text:style-name="T1">     </text:span><text:span text:style-name="T115">6. Сеть P2P</text:span></text:p>
      <text:p text:style-name="P21"><text:span text:style-name="T125">o</text:span><text:span text:style-name="T13">    </text:span><text:a xlink:type="simple" xlink:href="http://professorweb.ru/my/csharp/web/level8/8_1.php" text:style-name="Internet_20_link" text:visited-style-name="Visited_20_Internet_20_Link"><text:span text:style-name="T109">Сеть P2P</text:span></text:a></text:p>
      <text:p text:style-name="P21"><text:span text:style-name="T126">o</text:span><text:span text:style-name="T14">    </text:span><text:a xlink:type="simple" xlink:href="http://professorweb.ru/my/csharp/web/level8/8_2.php" text:style-name="Internet_20_link" text:visited-style-name="Visited_20_Internet_20_Link"><text:span text:style-name="T109">Платформа</text:span></text:a><text:a xlink:type="simple" xlink:href="http://professorweb.ru/my/csharp/web/level8/8_2.php" text:style-name="Internet_20_link" text:visited-style-name="Visited_20_Internet_20_Link"><text:span text:style-name="T136"> </text:span></text:a><text:a xlink:type="simple" xlink:href="http://professorweb.ru/my/csharp/web/level8/8_2.php" text:style-name="Internet_20_link" text:visited-style-name="Visited_20_Internet_20_Link"><text:span text:style-name="T110">Microsoft Peer-to-Peer Networking</text:span></text:a></text:p>
      <text:p text:style-name="P21"><text:span text:style-name="T125">o</text:span><text:span text:style-name="T13">    </text:span><text:a xlink:type="simple" xlink:href="http://professorweb.ru/my/csharp/web/level8/8_3.php" text:style-name="Internet_20_link" text:visited-style-name="Visited_20_Internet_20_Link"><text:span text:style-name="T109">Создание приложений P2P</text:span></text:a></text:p>
      <text:p text:style-name="P21"><text:span text:style-name="T125">o</text:span><text:span text:style-name="T13">    </text:span><text:a xlink:type="simple" xlink:href="http://professorweb.ru/my/csharp/web/level8/8_4.php" text:style-name="Internet_20_link" text:visited-style-name="Visited_20_Internet_20_Link"><text:span text:style-name="T109">Пространство имен System.Net.PeerToPeer.Collaboration</text:span></text:a></text:p>
      <text:p text:style-name="P18"><text:span text:style-name="T92">·</text:span><text:span text:style-name="T1">     </text:span><text:span text:style-name="T115">7. Технология Message Queuing</text:span></text:p>
      <text:p text:style-name="P21"><text:span text:style-name="T125">o</text:span><text:span text:style-name="T13">    </text:span><text:a xlink:type="simple" xlink:href="http://professorweb.ru/my/csharp/web/level9/9_1.php" text:style-name="Internet_20_link" text:visited-style-name="Visited_20_Internet_20_Link"><text:span text:style-name="T109">Обзор Message Queuing</text:span></text:a></text:p>
      <text:p text:style-name="P21"><text:span text:style-name="T125">o</text:span><text:span text:style-name="T13">    </text:span><text:a xlink:type="simple" xlink:href="http://professorweb.ru/my/csharp/web/level9/9_2.php" text:style-name="Internet_20_link" text:visited-style-name="Visited_20_Internet_20_Link"><text:span text:style-name="T109">Архитектура Message Queuing</text:span></text:a></text:p>
      <text:p text:style-name="P21"><text:span text:style-name="T125">o</text:span><text:span text:style-name="T13">    </text:span><text:a xlink:type="simple" xlink:href="http://professorweb.ru/my/csharp/web/level9/9_3.php" text:style-name="Internet_20_link" text:visited-style-name="Visited_20_Internet_20_Link"><text:span text:style-name="T109">Программирование с использованием Message Queuing</text:span></text:a></text:p>
      <text:p text:style-name="P21"><text:span text:style-name="T125">o</text:span><text:span text:style-name="T13">    </text:span><text:a xlink:type="simple" xlink:href="http://professorweb.ru/my/csharp/web/level9/9_4.php" text:style-name="Internet_20_link" text:visited-style-name="Visited_20_Internet_20_Link"><text:span text:style-name="T109">Пример приложения Message Queuing</text:span></text:a></text:p>
      <text:p text:style-name="P21"><text:span text:style-name="T125">o</text:span><text:span text:style-name="T13">    </text:span><text:a xlink:type="simple" xlink:href="http://professorweb.ru/my/csharp/web/level9/9_5.php" text:style-name="Internet_20_link" text:visited-style-name="Visited_20_Internet_20_Link"><text:span text:style-name="T109">Транзакционные очереди</text:span></text:a></text:p>
      <text:p text:style-name="P18"><text:span text:style-name="T92">·</text:span><text:span text:style-name="T1">     </text:span><text:span text:style-name="T115">8. Синдикация RSS и Atom</text:span></text:p>
      <text:p text:style-name="P21"><text:span text:style-name="T125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109">Работа с RSS и Atom</text:span></text:a></text:p>
      <text:p text:style-name="P21"><text:span text:style-name="T125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109">Чтение каналов RSS и Atom</text:span></text:a></text:p>
      <text:p text:style-name="P21"><text:span text:style-name="T125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109">Предоставление каналов RSS и Atom</text:span></text:a></text:p>
      <text:p text:style-name="Text_20_body"> </text:p>
      <text:p text:style-name="Text_20_body"><text:span text:style-name="T131">___</text:span> - прочел, полностью пройдено</text:p>
      <text:p text:style-name="Text_20_body"><text:span text:style-name="T133">___</text:span> - не начинал</text:p>
      <text:p text:style-name="Text_20_body"><text:span text:style-name="T136">__</text:span> - собираюсь но попозже</text:p>
      <text:p text:style-name="Text_20_body"><text:span text:style-name="T135">__</text:span> - непонятно</text:p>
      <text:p text:style-name="Text_20_body"><text:span text:style-name="T134">__</text:span> - не собираюсь проходить</text:p>
      <text:p text:style-name="Text_20_body"> </text:p>
      <text:p text:style-name="Text_20_body"> </text:p>
      <text:p text:style-name="P10">Элементы управления WPF</text:p>
      <text:p text:style-name="P13"><text:soft-page-break/>Содержание:</text:p>
      <text:p text:style-name="P25"/>
      <text:p text:style-name="P20"><text:span text:style-name="T96">·</text:span><text:span text:style-name="T5">     </text:span><text:span text:style-name="T118">1. Базовые элементы управления</text:span></text:p>
      <text:p text:style-name="P21"><text:span text:style-name="T120">o</text:span><text:span text:style-name="T8">    </text:span><text:a xlink:type="simple" xlink:href="http://professorweb.ru/my/WPF/UI_WPF/level6/6_1.php" text:style-name="Internet_20_link" text:visited-style-name="Visited_20_Internet_20_Link"><text:span text:style-name="T107">Обзор элементов управления</text:span></text:a></text:p>
      <text:p text:style-name="P21"><text:span text:style-name="T120">o</text:span><text:span text:style-name="T8">    </text:span><text:a xlink:type="simple" xlink:href="http://professorweb.ru/my/WPF/UI_WPF/level6/6_2.php" text:style-name="Internet_20_link" text:visited-style-name="Visited_20_Internet_20_Link"><text:span text:style-name="T107">Кисти фона и переднего плана</text:span></text:a></text:p>
      <text:p text:style-name="P21"><text:span text:style-name="T120">o</text:span><text:span text:style-name="T8">    </text:span><text:a xlink:type="simple" xlink:href="http://professorweb.ru/my/WPF/UI_WPF/level6/6_3.php" text:style-name="Internet_20_link" text:visited-style-name="Visited_20_Internet_20_Link"><text:span text:style-name="T107">Использование шрифтов</text:span></text:a></text:p>
      <text:p text:style-name="P21"><text:span text:style-name="T120">o</text:span><text:span text:style-name="T8">    </text:span><text:a xlink:type="simple" xlink:href="http://professorweb.ru/my/WPF/UI_WPF/level6/6_4.php" text:style-name="Internet_20_link" text:visited-style-name="Visited_20_Internet_20_Link"><text:span text:style-name="T107">Подстановка и встраивание шрифтов</text:span></text:a></text:p>
      <text:p text:style-name="P21"><text:span text:style-name="T120">o</text:span><text:span text:style-name="T8">    </text:span><text:a xlink:type="simple" xlink:href="http://professorweb.ru/my/WPF/UI_WPF/level6/6_5.php" text:style-name="Internet_20_link" text:visited-style-name="Visited_20_Internet_20_Link"><text:span text:style-name="T107">Курсоры мыши</text:span></text:a></text:p>
      <text:p text:style-name="P21"><text:span text:style-name="T120">o</text:span><text:span text:style-name="T8">    </text:span><text:a xlink:type="simple" xlink:href="http://professorweb.ru/my/WPF/UI_WPF/level6/6_6.php" text:style-name="Internet_20_link" text:visited-style-name="Visited_20_Internet_20_Link"><text:span text:style-name="T107">Элементы управления содержимым</text:span></text:a></text:p>
      <text:p text:style-name="P21"><text:span text:style-name="T120">o</text:span><text:span text:style-name="T8">    </text:span><text:a xlink:type="simple" xlink:href="http://professorweb.ru/my/WPF/UI_WPF/level6/6_7.php" text:style-name="Internet_20_link" text:visited-style-name="Visited_20_Internet_20_Link"><text:span text:style-name="T107">Выравнивание</text:span></text:a></text:p>
      <text:p text:style-name="P21"><text:span text:style-name="T120">o</text:span><text:span text:style-name="T8">    </text:span><text:a xlink:type="simple" xlink:href="http://professorweb.ru/my/WPF/UI_WPF/level6/6_8.php" text:style-name="Internet_20_link" text:visited-style-name="Visited_20_Internet_20_Link"><text:span text:style-name="T107">Метки</text:span></text:a></text:p>
      <text:p text:style-name="P21"><text:span text:style-name="T120">o</text:span><text:span text:style-name="T8">    </text:span><text:a xlink:type="simple" xlink:href="http://professorweb.ru/my/WPF/UI_WPF/level6/6_9.php" text:style-name="Internet_20_link" text:visited-style-name="Visited_20_Internet_20_Link"><text:span text:style-name="T107">Кнопки</text:span></text:a></text:p>
      <text:p text:style-name="P21"><text:span text:style-name="T120">o</text:span><text:span text:style-name="T8">    </text:span><text:a xlink:type="simple" xlink:href="http://professorweb.ru/my/WPF/UI_WPF/level6/6_10.php" text:style-name="Internet_20_link" text:visited-style-name="Visited_20_Internet_20_Link"><text:span text:style-name="T107">Всплывающие подсказки</text:span></text:a></text:p>
      <text:p text:style-name="P21"><text:span text:style-name="T120">o</text:span><text:span text:style-name="T8">    </text:span><text:a xlink:type="simple" xlink:href="http://professorweb.ru/my/WPF/UI_WPF/level6/6_11.php" text:style-name="Internet_20_link" text:visited-style-name="Visited_20_Internet_20_Link"><text:span text:style-name="T107">ToolTipService и Popup</text:span></text:a></text:p>
      <text:p text:style-name="P21"><text:span text:style-name="T120">o</text:span><text:span text:style-name="T8">    </text:span><text:a xlink:type="simple" xlink:href="http://professorweb.ru/my/WPF/UI_WPF/level6/6_12.php" text:style-name="Internet_20_link" text:visited-style-name="Visited_20_Internet_20_Link"><text:span text:style-name="T107">Класс ScrollViewer</text:span></text:a></text:p>
      <text:p text:style-name="P21"><text:span text:style-name="T120">o</text:span><text:span text:style-name="T8">    </text:span><text:a xlink:type="simple" xlink:href="http://professorweb.ru/my/WPF/UI_WPF/level6/6_13.php" text:style-name="Internet_20_link" text:visited-style-name="Visited_20_Internet_20_Link"><text:span text:style-name="T107">GroupBox и TabItem</text:span></text:a></text:p>
      <text:p text:style-name="P21"><text:span text:style-name="T120">o</text:span><text:span text:style-name="T8">    </text:span><text:a xlink:type="simple" xlink:href="http://professorweb.ru/my/WPF/UI_WPF/level6/6_14.php" text:style-name="Internet_20_link" text:visited-style-name="Visited_20_Internet_20_Link"><text:span text:style-name="T107">Expander</text:span></text:a></text:p>
      <text:p text:style-name="P21"><text:span text:style-name="T120">o</text:span><text:span text:style-name="T8">    </text:span><text:a xlink:type="simple" xlink:href="http://professorweb.ru/my/WPF/UI_WPF/level6/6_15.php" text:style-name="Internet_20_link" text:visited-style-name="Visited_20_Internet_20_Link"><text:span text:style-name="T107">TextBox</text:span></text:a></text:p>
      <text:p text:style-name="P21"><text:span text:style-name="T120">o</text:span><text:span text:style-name="T8">    </text:span><text:a xlink:type="simple" xlink:href="http://professorweb.ru/my/WPF/UI_WPF/level6/6_16.php" text:style-name="Internet_20_link" text:visited-style-name="Visited_20_Internet_20_Link"><text:span text:style-name="T107">Проверка правописания и класс PasswordBox</text:span></text:a></text:p>
      <text:p text:style-name="P21"><text:span text:style-name="T120">o</text:span><text:span text:style-name="T8">    </text:span><text:a xlink:type="simple" xlink:href="http://professorweb.ru/my/WPF/UI_WPF/level6/6_17.php" text:style-name="Internet_20_link" text:visited-style-name="Visited_20_Internet_20_Link"><text:span text:style-name="T107">ListBox и ComboBox</text:span></text:a></text:p>
      <text:p text:style-name="P21"><text:span text:style-name="T120">o</text:span><text:span text:style-name="T8">    </text:span><text:a xlink:type="simple" xlink:href="http://professorweb.ru/my/WPF/UI_WPF/level6/6_18.php" text:style-name="Internet_20_link" text:visited-style-name="Visited_20_Internet_20_Link"><text:span text:style-name="T107">Slider и ProgressBar</text:span></text:a></text:p>
      <text:p text:style-name="P21"><text:span text:style-name="T120">o</text:span><text:span text:style-name="T8">    </text:span><text:a xlink:type="simple" xlink:href="http://professorweb.ru/my/WPF/UI_WPF/level6/6_19.php" text:style-name="Internet_20_link" text:visited-style-name="Visited_20_Internet_20_Link"><text:span text:style-name="T107">Calendar и DatePicker</text:span></text:a></text:p>
      <text:p text:style-name="P20"><text:span text:style-name="T96">·</text:span><text:span text:style-name="T5">     </text:span><text:span text:style-name="T118">2. Класс Application</text:span></text:p>
      <text:p text:style-name="P21"><text:span text:style-name="T120">o</text:span><text:span text:style-name="T8">    </text:span><text:a xlink:type="simple" xlink:href="http://professorweb.ru/my/WPF/UI_WPF/level7/7_1.php" text:style-name="Internet_20_link" text:visited-style-name="Visited_20_Internet_20_Link"><text:span text:style-name="T107">Создание и останов приложения</text:span></text:a></text:p>
      <text:p text:style-name="P21"><text:span text:style-name="T120">o</text:span><text:span text:style-name="T8">    </text:span><text:a xlink:type="simple" xlink:href="http://professorweb.ru/my/WPF/UI_WPF/level7/7_2.php" text:style-name="Internet_20_link" text:visited-style-name="Visited_20_Internet_20_Link"><text:span text:style-name="T107">События класса Application</text:span></text:a></text:p>
      <text:p text:style-name="P21"><text:span text:style-name="T120">o</text:span><text:span text:style-name="T8">    </text:span><text:a xlink:type="simple" xlink:href="http://professorweb.ru/my/WPF/UI_WPF/level7/7_3.php" text:style-name="Internet_20_link" text:visited-style-name="Visited_20_Internet_20_Link"><text:span text:style-name="T107">Экран заставки</text:span></text:a></text:p>
      <text:p text:style-name="P21"><text:span text:style-name="T120">o</text:span><text:span text:style-name="T8">    </text:span><text:a xlink:type="simple" xlink:href="http://professorweb.ru/my/WPF/UI_WPF/level7/7_4.php" text:style-name="Internet_20_link" text:visited-style-name="Visited_20_Internet_20_Link"><text:span text:style-name="T107">Взаимодействие между окнами</text:span></text:a></text:p>
      <text:p text:style-name="P21"><text:span text:style-name="T120">o</text:span><text:span text:style-name="T8">    </text:span><text:a xlink:type="simple" xlink:href="http://professorweb.ru/my/WPF/UI_WPF/level7/7_5.php" text:style-name="Internet_20_link" text:visited-style-name="Visited_20_Internet_20_Link"><text:span text:style-name="T107">Приложение одного экземпляра</text:span></text:a></text:p>
      <text:p text:style-name="P21"><text:span text:style-name="T120">o</text:span><text:span text:style-name="T8">    </text:span><text:a xlink:type="simple" xlink:href="http://professorweb.ru/my/WPF/UI_WPF/level7/7_6.php" text:style-name="Internet_20_link" text:visited-style-name="Visited_20_Internet_20_Link"><text:span text:style-name="T107">Регистрация типа файла</text:span></text:a></text:p>
      <text:p text:style-name="P21"><text:span text:style-name="T120">o</text:span><text:span text:style-name="T8">    </text:span><text:a xlink:type="simple" xlink:href="http://professorweb.ru/my/WPF/UI_WPF/level7/7_7.php" text:style-name="Internet_20_link" text:visited-style-name="Visited_20_Internet_20_Link"><text:span text:style-name="T107">Ресурсы сборки</text:span></text:a></text:p>
      <text:p text:style-name="P21"><text:span text:style-name="T120">o</text:span><text:span text:style-name="T8">    </text:span><text:a xlink:type="simple" xlink:href="http://professorweb.ru/my/WPF/UI_WPF/level7/7_8.php" text:style-name="Internet_20_link" text:visited-style-name="Visited_20_Internet_20_Link"><text:span text:style-name="T107">Извлечение ресурсов</text:span></text:a></text:p>
      <text:p text:style-name="P21"><text:span text:style-name="T120">o</text:span><text:span text:style-name="T8">    </text:span><text:a xlink:type="simple" xlink:href="http://professorweb.ru/my/WPF/UI_WPF/level7/7_9.php" text:style-name="Internet_20_link" text:visited-style-name="Visited_20_Internet_20_Link"><text:span text:style-name="T107">Использование ресурсов</text:span></text:a></text:p>
      <text:p text:style-name="P21"><text:span text:style-name="T120">o</text:span><text:span text:style-name="T8">    </text:span><text:a xlink:type="simple" xlink:href="http://professorweb.ru/my/WPF/UI_WPF/level7/7_10.php" text:style-name="Internet_20_link" text:visited-style-name="Visited_20_Internet_20_Link"><text:span text:style-name="T107">Локализация приложения</text:span></text:a></text:p>
      <text:p text:style-name="P21"><text:span text:style-name="T120">o</text:span><text:span text:style-name="T8">    </text:span><text:a xlink:type="simple" xlink:href="http://professorweb.ru/my/WPF/UI_WPF/level7/7_11.php" text:style-name="Internet_20_link" text:visited-style-name="Visited_20_Internet_20_Link"><text:span text:style-name="T107">Процесс перевода</text:span></text:a></text:p>
      <text:p text:style-name="P20"><text:span text:style-name="T96">·</text:span><text:span text:style-name="T5">     </text:span><text:span text:style-name="T118">3. Элементы ListView, TreeView и DataGrid</text:span></text:p>
      <text:p text:style-name="P21"><text:span text:style-name="T120">o</text:span><text:span text:style-name="T8">    </text:span><text:a xlink:type="simple" xlink:href="http://professorweb.ru/my/WPF/UI_WPF/level22/22_1.php" text:style-name="Internet_20_link" text:visited-style-name="Visited_20_Internet_20_Link"><text:span text:style-name="T107">ListView</text:span></text:a></text:p>
      <text:p text:style-name="P21"><text:span text:style-name="T120">o</text:span><text:span text:style-name="T8">    </text:span><text:a xlink:type="simple" xlink:href="http://professorweb.ru/my/WPF/UI_WPF/level22/22_2.php" text:style-name="Internet_20_link" text:visited-style-name="Visited_20_Internet_20_Link"><text:span text:style-name="T107">Шаблоны ячеек ListView</text:span></text:a></text:p>
      <text:p text:style-name="P21"><text:span text:style-name="T120">o</text:span><text:span text:style-name="T8">    </text:span><text:a xlink:type="simple" xlink:href="http://professorweb.ru/my/WPF/UI_WPF/level22/22_3.php" text:style-name="Internet_20_link" text:visited-style-name="Visited_20_Internet_20_Link"><text:span text:style-name="T107">Создание специального представления</text:span></text:a></text:p>
      <text:p text:style-name="P21"><text:span text:style-name="T120">o</text:span><text:span text:style-name="T8">    </text:span><text:a xlink:type="simple" xlink:href="http://professorweb.ru/my/WPF/UI_WPF/level22/22_4.php" text:style-name="Internet_20_link" text:visited-style-name="Visited_20_Internet_20_Link"><text:span text:style-name="T107">Стили представления</text:span></text:a></text:p>
      <text:p text:style-name="P21"><text:span text:style-name="T120">o</text:span><text:span text:style-name="T8">    </text:span><text:a xlink:type="simple" xlink:href="http://professorweb.ru/my/WPF/UI_WPF/level22/22_5.php" text:style-name="Internet_20_link" text:visited-style-name="Visited_20_Internet_20_Link"><text:span text:style-name="T107">TreeView</text:span></text:a></text:p>
      <text:p text:style-name="P21"><text:span text:style-name="T120">o</text:span><text:span text:style-name="T8">    </text:span><text:a xlink:type="simple" xlink:href="http://professorweb.ru/my/WPF/UI_WPF/level22/22_6.php" text:style-name="Internet_20_link" text:visited-style-name="Visited_20_Internet_20_Link"><text:span text:style-name="T107">Создание узлов TreeView</text:span></text:a></text:p>
      <text:p text:style-name="P21"><text:span text:style-name="T120">o</text:span><text:span text:style-name="T8">    </text:span><text:a xlink:type="simple" xlink:href="http://professorweb.ru/my/WPF/UI_WPF/level22/22_7.php" text:style-name="Internet_20_link" text:visited-style-name="Visited_20_Internet_20_Link"><text:span text:style-name="T107">DataGrid</text:span></text:a></text:p>
      <text:p text:style-name="P21"><text:span text:style-name="T120">o</text:span><text:span text:style-name="T8">    </text:span><text:a xlink:type="simple" xlink:href="http://professorweb.ru/my/WPF/UI_WPF/level22/22_8.php" text:style-name="Internet_20_link" text:visited-style-name="Visited_20_Internet_20_Link"><text:span text:style-name="T107">Столбцы DataGrid</text:span></text:a></text:p>
      <text:p text:style-name="P21"><text:span text:style-name="T120">o</text:span><text:span text:style-name="T8">    </text:span><text:a xlink:type="simple" xlink:href="http://professorweb.ru/my/WPF/UI_WPF/level22/22_9.php" text:style-name="Internet_20_link" text:visited-style-name="Visited_20_Internet_20_Link"><text:span text:style-name="T107">Форматирование и стилизация столбцов DataGrid</text:span></text:a></text:p>
      <text:p text:style-name="P21"><text:span text:style-name="T120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107">Форматирование строк DataGrid</text:span></text:a></text:p>
      <text:p text:style-name="P21"><text:span text:style-name="T120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107">Настройка DataGrid</text:span></text:a></text:p>
      <text:p text:style-name="P20"><text:span text:style-name="T96">·</text:span><text:span text:style-name="T5">     </text:span><text:span text:style-name="T118">4. Окна</text:span></text:p>
      <text:p text:style-name="P21"><text:soft-page-break/><text:span text:style-name="T120">o</text:span><text:span text:style-name="T8">    </text:span><text:a xlink:type="simple" xlink:href="http://professorweb.ru/my/WPF/UI_WPF/level23/23_1.php" text:style-name="Internet_20_link" text:visited-style-name="Visited_20_Internet_20_Link"><text:span text:style-name="T107">Класс Window</text:span></text:a></text:p>
      <text:p text:style-name="P21"><text:span text:style-name="T120">o</text:span><text:span text:style-name="T8">    </text:span><text:a xlink:type="simple" xlink:href="http://professorweb.ru/my/WPF/UI_WPF/level23/23_2.php" text:style-name="Internet_20_link" text:visited-style-name="Visited_20_Internet_20_Link"><text:span text:style-name="T107">Отображение окна</text:span></text:a></text:p>
      <text:p text:style-name="P21"><text:span text:style-name="T120">o</text:span><text:span text:style-name="T8">    </text:span><text:a xlink:type="simple" xlink:href="http://professorweb.ru/my/WPF/UI_WPF/level23/23_3.php" text:style-name="Internet_20_link" text:visited-style-name="Visited_20_Internet_20_Link"><text:span text:style-name="T107">Взаимодействие окон</text:span></text:a></text:p>
      <text:p text:style-name="P21"><text:span text:style-name="T120">o</text:span><text:span text:style-name="T8">    </text:span><text:a xlink:type="simple" xlink:href="http://professorweb.ru/my/WPF/UI_WPF/level23/23_4.php" text:style-name="Internet_20_link" text:visited-style-name="Visited_20_Internet_20_Link"><text:span text:style-name="T107">Диалоговые окна</text:span></text:a></text:p>
      <text:p text:style-name="P21"><text:span text:style-name="T120">o</text:span><text:span text:style-name="T8">    </text:span><text:a xlink:type="simple" xlink:href="http://professorweb.ru/my/WPF/UI_WPF/level23/23_5.php" text:style-name="Internet_20_link" text:visited-style-name="Visited_20_Internet_20_Link"><text:span text:style-name="T107">Окна нестандартной формы</text:span></text:a></text:p>
      <text:p text:style-name="P21"><text:span text:style-name="T120">o</text:span><text:span text:style-name="T8">    </text:span><text:a xlink:type="simple" xlink:href="http://professorweb.ru/my/WPF/UI_WPF/level23/23_6.php" text:style-name="Internet_20_link" text:visited-style-name="Visited_20_Internet_20_Link"><text:span text:style-name="T107">Настройка нестандартных окон</text:span></text:a></text:p>
      <text:p text:style-name="P21"><text:span text:style-name="T120">o</text:span><text:span text:style-name="T8">    </text:span><text:a xlink:type="simple" xlink:href="http://professorweb.ru/my/WPF/UI_WPF/level23/23_7.php" text:style-name="Internet_20_link" text:visited-style-name="Visited_20_Internet_20_Link"><text:span text:style-name="T107">Шаблон окна</text:span></text:a></text:p>
      <text:p text:style-name="P21"><text:span text:style-name="T120">o</text:span><text:span text:style-name="T8">    </text:span><text:a xlink:type="simple" xlink:href="http://professorweb.ru/my/WPF/UI_WPF/level23/23_8.php" text:style-name="Internet_20_link" text:visited-style-name="Visited_20_Internet_20_Link"><text:span text:style-name="T107">Эффект AeroGlass</text:span></text:a></text:p>
      <text:p text:style-name="P21"><text:span text:style-name="T120">o</text:span><text:span text:style-name="T8">    </text:span><text:a xlink:type="simple" xlink:href="http://professorweb.ru/my/WPF/UI_WPF/level23/23_9.php" text:style-name="Internet_20_link" text:visited-style-name="Visited_20_Internet_20_Link"><text:span text:style-name="T107">Панель задач Windows 7</text:span></text:a></text:p>
      <text:p text:style-name="P21"><text:span text:style-name="T120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107">Списки используемых элементов в панели задач</text:span></text:a></text:p>
      <text:p text:style-name="P21"><text:span text:style-name="T120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107">Изменение значков и окон предварительного просмотра, отображаемых в панели задач</text:span></text:a></text:p>
      <text:p text:style-name="P20"><text:span text:style-name="T94">·</text:span><text:span text:style-name="T3">     </text:span><text:span text:style-name="T116">5. Страницы и навигация</text:span></text:p>
      <text:p text:style-name="P21"><text:span text:style-name="T122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108">Страничная навигация</text:span></text:a></text:p>
      <text:p text:style-name="P21"><text:span text:style-name="T122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108">Страничные интерфейсы</text:span></text:a></text:p>
      <text:p text:style-name="P21"><text:span text:style-name="T122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108">Гиперссылки</text:span></text:a></text:p>
      <text:p text:style-name="P21"><text:span text:style-name="T122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108">Размещение страниц</text:span></text:a></text:p>
      <text:p text:style-name="P21"><text:span text:style-name="T122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108">Хронология страниц</text:span></text:a></text:p>
      <text:p text:style-name="P21"><text:span text:style-name="T122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108">Служба навигации</text:span></text:a></text:p>
      <text:p text:style-name="P21"><text:span text:style-name="T122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108">Управление журналом навигации</text:span></text:a></text:p>
      <text:p text:style-name="P21"><text:span text:style-name="T122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108">Добавление в журнал специальных элементов</text:span></text:a></text:p>
      <text:p text:style-name="P21"><text:span text:style-name="T122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108">Страничные функции</text:span></text:a></text:p>
      <text:p text:style-name="P21"><text:span text:style-name="T122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108">Приложения XBAP</text:span></text:a></text:p>
      <text:p text:style-name="P21"><text:span text:style-name="T122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108">Элемент управления WebBrowser</text:span></text:a></text:p>
      <text:p text:style-name="P21"><text:span text:style-name="T122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108">Написание сценариев для веб-страницы с помощью .NET</text:span></text:a></text:p>
      <text:p text:style-name="P20"><text:span text:style-name="T96">·</text:span><text:span text:style-name="T5">     </text:span><text:span text:style-name="T118">6. Меню, панели инструментов и ленты (Ribbon)</text:span></text:p>
      <text:p text:style-name="P21"><text:span text:style-name="T120">o</text:span><text:span text:style-name="T8">    </text:span><text:a xlink:type="simple" xlink:href="http://professorweb.ru/my/WPF/UI_WPF/level25/25_1.php" text:style-name="Internet_20_link" text:visited-style-name="Visited_20_Internet_20_Link"><text:span text:style-name="T107">Меню</text:span></text:a></text:p>
      <text:p text:style-name="P21"><text:span text:style-name="T120">o</text:span><text:span text:style-name="T8">    </text:span><text:a xlink:type="simple" xlink:href="http://professorweb.ru/my/WPF/UI_WPF/level25/25_2.php" text:style-name="Internet_20_link" text:visited-style-name="Visited_20_Internet_20_Link"><text:span text:style-name="T107">Элементы меню</text:span></text:a></text:p>
      <text:p text:style-name="P21"><text:span text:style-name="T120">o</text:span><text:span text:style-name="T8">    </text:span><text:a xlink:type="simple" xlink:href="http://professorweb.ru/my/WPF/UI_WPF/level25/25_3.php" text:style-name="Internet_20_link" text:visited-style-name="Visited_20_Internet_20_Link"><text:span text:style-name="T107">Элемент управления ToolBar</text:span></text:a></text:p>
      <text:p text:style-name="P21"><text:span text:style-name="T120">o</text:span><text:span text:style-name="T8">    </text:span><text:a xlink:type="simple" xlink:href="http://professorweb.ru/my/WPF/UI_WPF/level25/25_4.php" text:style-name="Internet_20_link" text:visited-style-name="Visited_20_Internet_20_Link"><text:span text:style-name="T107">Элементы управления ToolBarTray и StatusBar</text:span></text:a></text:p>
      <text:p text:style-name="P21"><text:span text:style-name="T120">o</text:span><text:span text:style-name="T8">    </text:span><text:a xlink:type="simple" xlink:href="http://professorweb.ru/my/WPF/UI_WPF/level25/25_5.php" text:style-name="Internet_20_link" text:visited-style-name="Visited_20_Internet_20_Link"><text:span text:style-name="T107">Ленты</text:span></text:a></text:p>
      <text:p text:style-name="P21"><text:span text:style-name="T120">o</text:span><text:span text:style-name="T8">    </text:span><text:a xlink:type="simple" xlink:href="http://professorweb.ru/my/WPF/UI_WPF/level25/25_6.php" text:style-name="Internet_20_link" text:visited-style-name="Visited_20_Internet_20_Link"><text:span text:style-name="T107">Настройка Ribbon</text:span></text:a></text:p>
      <text:p text:style-name="P20"><text:span text:style-name="T96">·</text:span><text:span text:style-name="T5">     </text:span><text:span text:style-name="T118">7. Звук и видео</text:span></text:p>
      <text:p text:style-name="P21"><text:span text:style-name="T120">o</text:span><text:span text:style-name="T8">    </text:span><text:a xlink:type="simple" xlink:href="http://professorweb.ru/my/WPF/UI_WPF/level26/26_1.php" text:style-name="Internet_20_link" text:visited-style-name="Visited_20_Internet_20_Link"><text:span text:style-name="T107">Воспроизведение WAV-аудио</text:span></text:a></text:p>
      <text:p text:style-name="P21"><text:span text:style-name="T120">o</text:span><text:span text:style-name="T8">    </text:span><text:a xlink:type="simple" xlink:href="http://professorweb.ru/my/WPF/UI_WPF/level26/26_2.php" text:style-name="Internet_20_link" text:visited-style-name="Visited_20_Internet_20_Link"><text:span text:style-name="T107">Класс MediaPlayer</text:span></text:a></text:p>
      <text:p text:style-name="P21"><text:span text:style-name="T120">o</text:span><text:span text:style-name="T8">    </text:span><text:a xlink:type="simple" xlink:href="http://professorweb.ru/my/WPF/UI_WPF/level26/26_3.php" text:style-name="Internet_20_link" text:visited-style-name="Visited_20_Internet_20_Link"><text:span text:style-name="T107">Элемент MediaElement</text:span></text:a></text:p>
      <text:p text:style-name="P21"><text:span text:style-name="T120">o</text:span><text:span text:style-name="T8">    </text:span><text:a xlink:type="simple" xlink:href="http://professorweb.ru/my/WPF/UI_WPF/level26/26_4.php" text:style-name="Internet_20_link" text:visited-style-name="Visited_20_Internet_20_Link"><text:span text:style-name="T107">Воспроизведение аудио с помощью триггеров</text:span></text:a></text:p>
      <text:p text:style-name="P21"><text:span text:style-name="T120">o</text:span><text:span text:style-name="T8">    </text:span><text:a xlink:type="simple" xlink:href="http://professorweb.ru/my/WPF/UI_WPF/level26/26_5.php" text:style-name="Internet_20_link" text:visited-style-name="Visited_20_Internet_20_Link"><text:span text:style-name="T107">Изменение громкости, баланса, скорости и позиции воспроизведения</text:span></text:a></text:p>
      <text:p text:style-name="P21"><text:span text:style-name="T120">o</text:span><text:span text:style-name="T8">    </text:span><text:a xlink:type="simple" xlink:href="http://professorweb.ru/my/WPF/UI_WPF/level26/26_6.php" text:style-name="Internet_20_link" text:visited-style-name="Visited_20_Internet_20_Link"><text:span text:style-name="T107">Видео</text:span></text:a></text:p>
      <text:p text:style-name="P21"><text:span text:style-name="T122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108">Синтез речи</text:span></text:a></text:p>
      <text:p text:style-name="P21"><text:span text:style-name="T122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108">Распознавание текста</text:span></text:a></text:p>
      <text:p text:style-name="P24"> </text:p>
      <text:p text:style-name="P24"> </text:p>
      <text:p text:style-name="P10">Привязка, стили и команды WPF</text:p>
      <text:p text:style-name="P13">Содержание:</text:p>
      <text:p text:style-name="P25"><text:soft-page-break/></text:p>
      <text:p text:style-name="P20"><text:span text:style-name="T96">·</text:span><text:span text:style-name="T5">     </text:span><text:span text:style-name="T118">1. Привязка элементов</text:span></text:p>
      <text:p text:style-name="P21"><text:span text:style-name="T120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107">Связывание элементов</text:span></text:a></text:p>
      <text:p text:style-name="P21"><text:span text:style-name="T120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107">Режимы привязки</text:span></text:a></text:p>
      <text:p text:style-name="P21"><text:span text:style-name="T120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107">Создание привязки в коде</text:span></text:a></text:p>
      <text:p text:style-name="P21"><text:span text:style-name="T120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107">Множественные привязки</text:span></text:a></text:p>
      <text:p text:style-name="P21"><text:span text:style-name="T120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107">Обновление привязок</text:span></text:a></text:p>
      <text:p text:style-name="P21"><text:span text:style-name="T120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107">Привязка к объектам</text:span></text:a></text:p>
      <text:p text:style-name="P20"><text:span text:style-name="T96">·</text:span><text:span text:style-name="T5">     </text:span><text:span text:style-name="T118">2. Команды</text:span></text:p>
      <text:p text:style-name="P21"><text:span text:style-name="T120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107">Команды</text:span></text:a></text:p>
      <text:p text:style-name="P21"><text:span text:style-name="T120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107">Модели команд</text:span></text:a></text:p>
      <text:p text:style-name="P21"><text:span text:style-name="T120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107">Библиотека команд</text:span></text:a></text:p>
      <text:p text:style-name="P21"><text:span text:style-name="T120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107">Выполнение команд</text:span></text:a></text:p>
      <text:p text:style-name="P21"><text:span text:style-name="T120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107">Настройка команд</text:span></text:a></text:p>
      <text:p text:style-name="P21"><text:span text:style-name="T120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107">Отключение команд</text:span></text:a></text:p>
      <text:p text:style-name="P21"><text:span text:style-name="T120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107">Встроенные команды</text:span></text:a></text:p>
      <text:p text:style-name="P21"><text:span text:style-name="T120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107">Специальные команды</text:span></text:a></text:p>
      <text:p text:style-name="P20"><text:span text:style-name="T96">·</text:span><text:span text:style-name="T5">     </text:span><text:span text:style-name="T118">3. Ресурсы</text:span></text:p>
      <text:p text:style-name="P21"><text:span text:style-name="T120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107">Ресурсы</text:span></text:a></text:p>
      <text:p text:style-name="P21"><text:span text:style-name="T120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107">Иерархия ресурсов</text:span></text:a></text:p>
      <text:p text:style-name="P21"><text:span text:style-name="T120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107">Статические и динамические ресурсы</text:span></text:a></text:p>
      <text:p text:style-name="P21"><text:span text:style-name="T120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107">Неразделяемые ресурсы</text:span></text:a></text:p>
      <text:p text:style-name="P21"><text:span text:style-name="T120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107">Ресурсы приложения и системы</text:span></text:a></text:p>
      <text:p text:style-name="P21"><text:span text:style-name="T120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107">Словари ресурсов</text:span></text:a></text:p>
      <text:p text:style-name="P21"><text:span text:style-name="T120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107">Разделение ресурсов между сборками</text:span></text:a></text:p>
      <text:p text:style-name="P20"><text:span text:style-name="T96">·</text:span><text:span text:style-name="T5">     </text:span><text:span text:style-name="T118">4. Стили</text:span></text:p>
      <text:p text:style-name="P21"><text:span text:style-name="T120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107">Стили</text:span></text:a></text:p>
      <text:p text:style-name="P21"><text:span text:style-name="T120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107">Создание объекта стиля</text:span></text:a></text:p>
      <text:p text:style-name="P21"><text:span text:style-name="T120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107">Установка свойств стилей</text:span></text:a></text:p>
      <text:p text:style-name="P21"><text:span text:style-name="T120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107">Присоединение обработчиков событий</text:span></text:a></text:p>
      <text:p text:style-name="P21"><text:span text:style-name="T120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107">Множество уровней стилей</text:span></text:a></text:p>
      <text:p text:style-name="P21"><text:span text:style-name="T120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107">Автоматическое применение стилей</text:span></text:a></text:p>
      <text:p text:style-name="P21"><text:span text:style-name="T120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107">Триггеры</text:span></text:a></text:p>
      <text:p text:style-name="P21"><text:span text:style-name="T120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107">Триггер события</text:span></text:a></text:p>
      <text:p text:style-name="P21"><text:span text:style-name="T129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14">Поведения</text:span></text:a></text:p>
      <text:p text:style-name="P21"><text:span text:style-name="T129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14">Создание поведений</text:span></text:a></text:p>
      <text:p text:style-name="P21"><text:span text:style-name="T129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14">Использование поведений</text:span></text:a></text:p>
      <text:p text:style-name="P20"><text:span text:style-name="T96">·</text:span><text:span text:style-name="T5">     </text:span><text:span text:style-name="T118">5. Привязка данных</text:span></text:p>
      <text:p text:style-name="P21"><text:span text:style-name="T120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107">Привязка данных из базы</text:span></text:a></text:p>
      <text:p text:style-name="P21"><text:span text:style-name="T120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107">Привязка к коллекции объектов</text:span></text:a></text:p>
      <text:p text:style-name="P21"><text:span text:style-name="T120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107">Проверка достоверности</text:span></text:a></text:p>
      <text:p text:style-name="P21"><text:span text:style-name="T120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107">Поставщики данных</text:span></text:a></text:p>
      <text:p text:style-name="P21"><text:span text:style-name="T120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107">Привязка данных и LINQ</text:span></text:a></text:p>
      <text:p text:style-name="P20"><text:span text:style-name="T92">·</text:span><text:span text:style-name="T1">     </text:span><text:span text:style-name="T115">6. Форматирование привязанных данных</text:span></text:p>
      <text:p text:style-name="P21"><text:span text:style-name="T128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113">Преобразование данных</text:span></text:a></text:p>
      <text:p text:style-name="P21"><text:span text:style-name="T128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113">Списочные элементы управления</text:span></text:a></text:p>
      <text:p text:style-name="P21"><text:span text:style-name="T128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113">Стилизация списков</text:span></text:a></text:p>
      <text:p text:style-name="P21"><text:span text:style-name="T127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112">Шаблоны данных</text:span></text:a></text:p>
      <text:p text:style-name="P24"><text:soft-page-break/> </text:p>
      <text:p text:style-name="Text_20_body"><text:span text:style-name="T131">___</text:span> - прочел, полностью пройдено</text:p>
      <text:p text:style-name="Text_20_body"><text:span text:style-name="T133">___</text:span> - не начинал</text:p>
      <text:p text:style-name="Text_20_body"><text:span text:style-name="T136">__</text:span> - собираюсь но попозже</text:p>
      <text:p text:style-name="Text_20_body"><text:span text:style-name="T135">__</text:span> - непонятно</text:p>
      <text:p text:style-name="Text_20_body"><text:span text:style-name="T134">__</text:span> - не собираюсь проходить</text:p>
      <text:p text:style-name="Text_20_body"><text:span text:style-name="T138">__</text:span> - проходил кажется на 99 %</text:p>
      <text:p text:style-name="P24"> </text:p>
      <text:p text:style-name="P24"> </text:p>
      <text:p text:style-name="P9">Графика и анимация WPF</text:p>
      <text:p text:style-name="P17"><text:a xlink:type="simple" xlink:href="http://professorweb.ru/my/WPF/base_WPF/level1/info_WPF.php" text:style-name="Internet_20_link" text:visited-style-name="Visited_20_Internet_20_Link"><text:span text:style-name="T106">WPF</text:span></text:a> <text:span text:style-name="T137">--- Графика и анимация WPF</text:span></text:p>
      <text:p text:style-name="P12">Содержание:</text:p>
      <text:p text:style-name="P25"/>
      <text:p text:style-name="P18"><text:span text:style-name="T96">·</text:span><text:span text:style-name="T5">     </text:span><text:span text:style-name="T118">1. Фигуры, кисти и трансформации</text:span></text:p>
      <text:p text:style-name="P21"><text:span text:style-name="T120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107">Фигуры</text:span></text:a></text:p>
      <text:p text:style-name="P21"><text:span text:style-name="T120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107">Rectangle и Ellipse</text:span></text:a></text:p>
      <text:p text:style-name="P21"><text:span text:style-name="T120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107">Размеры и расположение фигур</text:span></text:a></text:p>
      <text:p text:style-name="P21"><text:span text:style-name="T120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107">Viewbox</text:span></text:a></text:p>
      <text:p text:style-name="P21"><text:span text:style-name="T120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107">Line</text:span></text:a></text:p>
      <text:p text:style-name="P21"><text:span text:style-name="T120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107">Polyline и Polygon</text:span></text:a></text:p>
      <text:p text:style-name="P21"><text:span text:style-name="T120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107">Настройка линий</text:span></text:a></text:p>
      <text:p text:style-name="P21"><text:span text:style-name="T120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107">Привязка к пикселям</text:span></text:a></text:p>
      <text:p text:style-name="P21"><text:span text:style-name="T120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107">Кисти</text:span></text:a></text:p>
      <text:p text:style-name="P21"><text:span text:style-name="T120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107">LinearGradientBrush</text:span></text:a></text:p>
      <text:p text:style-name="P21"><text:span text:style-name="T120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107">RadialGradientBrush</text:span></text:a></text:p>
      <text:p text:style-name="P21"><text:span text:style-name="T120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107">ImageBrush</text:span></text:a></text:p>
      <text:p text:style-name="P21"><text:span text:style-name="T120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107">Текстуры</text:span></text:a></text:p>
      <text:p text:style-name="P21"><text:span text:style-name="T120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107">VisualBrush</text:span></text:a></text:p>
      <text:p text:style-name="P21"><text:span text:style-name="T120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107">BitmapCacheBrush</text:span></text:a></text:p>
      <text:p text:style-name="P21"><text:span text:style-name="T120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107">Трансформации</text:span></text:a></text:p>
      <text:p text:style-name="P21"><text:span text:style-name="T120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107">Трансформация фигур</text:span></text:a></text:p>
      <text:p text:style-name="P21"><text:span text:style-name="T120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107">Трансформация элементов</text:span></text:a></text:p>
      <text:p text:style-name="P21"><text:span text:style-name="T120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107">Прозрачность</text:span></text:a></text:p>
      <text:p text:style-name="P21"><text:span text:style-name="T120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107">Маски непрозрачности</text:span></text:a></text:p>
      <text:p text:style-name="P18"><text:span text:style-name="T96">·</text:span><text:span text:style-name="T5">     </text:span><text:span text:style-name="T118">2. Классы Geometry и Drawing</text:span></text:p>
      <text:p text:style-name="P21"><text:span text:style-name="T120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107">Классы Path и Geometry</text:span></text:a></text:p>
      <text:p text:style-name="P21"><text:span text:style-name="T120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107">GeometryGroup</text:span></text:a></text:p>
      <text:p text:style-name="P21"><text:span text:style-name="T120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107">CombinedGeometry</text:span></text:a></text:p>
      <text:p text:style-name="P21"><text:span text:style-name="T120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107">PathGeometry</text:span></text:a></text:p>
      <text:p text:style-name="P21"><text:span text:style-name="T120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107">Мини-язык описания геометрии</text:span></text:a></text:p>
      <text:p text:style-name="P21"><text:span text:style-name="T120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107">Кадрирование геометрии</text:span></text:a></text:p>
      <text:p text:style-name="P21"><text:span text:style-name="T120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107">Рисунки</text:span></text:a></text:p>
      <text:p text:style-name="P21"><text:soft-page-break/><text:span text:style-name="T120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107">Экспорт рисунка</text:span></text:a></text:p>
      <text:p text:style-name="P19"><text:span text:style-name="T92">·</text:span><text:span text:style-name="T1">     </text:span><text:span text:style-name="T115">3. Эффекты и класс Visual</text:span></text:p>
      <text:p text:style-name="P21"><text:span text:style-name="T127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112">Класс Visual</text:span></text:a></text:p>
      <text:p text:style-name="P21"><text:span text:style-name="T127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112">Помещение визуальных объектов в оболочку элемента</text:span></text:a></text:p>
      <text:p text:style-name="P21"><text:span text:style-name="T127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112">Эффекты</text:span></text:a></text:p>
      <text:p text:style-name="P21"><text:span text:style-name="T127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112">ShaderEffect</text:span></text:a></text:p>
      <text:p text:style-name="P21"><text:span text:style-name="T127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112">WriteableBitmap</text:span></text:a></text:p>
      <text:p text:style-name="P21"><text:span text:style-name="T127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112">Запись пикселей</text:span></text:a></text:p>
      <text:p text:style-name="P19"><text:span text:style-name="T92">·</text:span><text:span text:style-name="T1">     </text:span><text:span text:style-name="T115">4. Основы анимации</text:span></text:p>
      <text:p text:style-name="P21"><text:span text:style-name="T127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112">Понятие анимации</text:span></text:a></text:p>
      <text:p text:style-name="P21"><text:span text:style-name="T127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112">Базовые анимации</text:span></text:a></text:p>
      <text:p text:style-name="P21"><text:span text:style-name="T127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112">Анимация в коде</text:span></text:a></text:p>
      <text:p text:style-name="P21"><text:span text:style-name="T127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112">Свойства линейной анимации</text:span></text:a></text:p>
      <text:p text:style-name="P21"><text:span text:style-name="T127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112">Время жизни анимации</text:span></text:a></text:p>
      <text:p text:style-name="P21"><text:span text:style-name="T127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112">Класс TimeLine</text:span></text:a></text:p>
      <text:p text:style-name="P21"><text:span text:style-name="T127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112">Раскадровка</text:span></text:a></text:p>
      <text:p text:style-name="P21"><text:span text:style-name="T127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112">Перекрывающиеся и синхронизированные анимации</text:span></text:a></text:p>
      <text:p text:style-name="P21"><text:span text:style-name="T127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112">Управление воспроизведением</text:span></text:a></text:p>
      <text:p text:style-name="P21"><text:span text:style-name="T127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112">Эффект вытеснения</text:span></text:a></text:p>
      <text:p text:style-name="P21"><text:span text:style-name="T127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112">Отслеживание хода анимации</text:span></text:a></text:p>
      <text:p text:style-name="P21"><text:span text:style-name="T127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112">Плавность анимации</text:span></text:a></text:p>
      <text:p text:style-name="P21"><text:span text:style-name="T127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112">Режимы плавности</text:span></text:a></text:p>
      <text:p text:style-name="P21"><text:span text:style-name="T127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112">Создание специальной функции плавности</text:span></text:a></text:p>
      <text:p text:style-name="P21"><text:span text:style-name="T127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112">Производительность анимации</text:span></text:a></text:p>
      <text:p text:style-name="P21"><text:span text:style-name="T127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112">Кэширование изображений</text:span></text:a></text:p>
      <text:p text:style-name="P18"><text:span text:style-name="T94">·</text:span><text:span text:style-name="T3">     </text:span><text:span text:style-name="T115">5</text:span><text:span text:style-name="T116">. Расширенная анимация</text:span></text:p>
      <text:p text:style-name="P21"><text:span text:style-name="T122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108">Анимированные трансформации</text:span></text:a></text:p>
      <text:p text:style-name="P21"><text:span text:style-name="T122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108">Множество анимированных трансформаций</text:span></text:a></text:p>
      <text:p text:style-name="P21"><text:span text:style-name="T122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108">Анимированные кисти</text:span></text:a></text:p>
      <text:p text:style-name="P21"><text:span text:style-name="T122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108">Анимация построителя текстуры</text:span></text:a></text:p>
      <text:p text:style-name="P21"><text:span text:style-name="T122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108">Анимация ключевого кадра</text:span></text:a></text:p>
      <text:p text:style-name="P21"><text:span text:style-name="T122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108">Сплайновые анимации ключевого кадра</text:span></text:a></text:p>
      <text:p text:style-name="P21"><text:span text:style-name="T122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108">Анимация на основе пути</text:span></text:a></text:p>
      <text:p text:style-name="P21"><text:span text:style-name="T122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108">Анимация на основе кадра</text:span></text:a></text:p>
      <text:p text:style-name="P18"><text:span text:style-name="T94">·</text:span><text:span text:style-name="T3">     </text:span><text:span text:style-name="T116">6. Трехмерная графика</text:span></text:p>
      <text:p text:style-name="P21"><text:span text:style-name="T122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108">Основы трехмерной графики</text:span></text:a></text:p>
      <text:p text:style-name="P21"><text:span text:style-name="T122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108">Трехмерные объекты</text:span></text:a></text:p>
      <text:p text:style-name="P21"><text:span text:style-name="T122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108">Геометрия трехмерных объектов</text:span></text:a></text:p>
      <text:p text:style-name="P21"><text:span text:style-name="T122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108">Источники света</text:span></text:a></text:p>
      <text:p text:style-name="P21"><text:span text:style-name="T122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108">Камера</text:span></text:a></text:p>
      <text:p text:style-name="P21"><text:span text:style-name="T122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108">Текстурирование и нормали</text:span></text:a></text:p>
      <text:p text:style-name="P21"><text:span text:style-name="T122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108">Сложные трехмерные фигуры</text:span></text:a></text:p>
      <text:p text:style-name="P21"><text:span text:style-name="T122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108">Материалы</text:span></text:a></text:p>
      <text:p text:style-name="P21"><text:span text:style-name="T122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108">Отображение текстур</text:span></text:a></text:p>
      <text:p text:style-name="P21"><text:span text:style-name="T122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108">Трансформации и вращения трехмерной графики</text:span></text:a></text:p>
      <text:p text:style-name="P21"><text:span text:style-name="T122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108">«Полеты» трехмерных фигур</text:span></text:a></text:p>
      <text:p text:style-name="P21"><text:span text:style-name="T122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108">Шаровый манипулятор</text:span></text:a></text:p>
      <text:p text:style-name="Text_20_body"> </text:p>
      <text:p text:style-name="Text_20_body"><text:span text:style-name="T131">___</text:span> - прочел, полностью пройдено</text:p>
      <text:p text:style-name="Text_20_body"><text:soft-page-break/><text:span text:style-name="T132">___</text:span> - перечитать</text:p>
      <text:p text:style-name="Text_20_body"><text:span text:style-name="T133">___</text:span> - не начинал</text:p>
      <text:p text:style-name="Text_20_body"><text:span text:style-name="T136">__</text:span> - собираюсь но попозже</text:p>
      <text:p text:style-name="Text_20_body"><text:span text:style-name="T135">__</text:span> - непонятно</text:p>
      <text:p text:style-name="Text_20_body"><text:span text:style-name="T134">__</text:span> - не собираюсь проходить</text:p>
      <text:p text:style-name="Text_20_body"> </text:p>
      <text:p text:style-name="P9">Шаблоны и пользовательские элементы управления WPF</text:p>
      <text:p text:style-name="P17"><text:a xlink:type="simple" xlink:href="http://professorweb.ru/my/WPF/base_WPF/level1/info_WPF.php" text:style-name="Internet_20_link" text:visited-style-name="Visited_20_Internet_20_Link"><text:span text:style-name="T106">WPF</text:span></text:a> <text:span text:style-name="T137">--- Шаблоны и пользовательские элементы управления WPF</text:span></text:p>
      <text:p text:style-name="P12">Содержание:</text:p>
      <text:p text:style-name="P25"/>
      <text:p text:style-name="P18"><text:span text:style-name="T96">·</text:span><text:span text:style-name="T5">     </text:span><text:span text:style-name="T115">1. </text:span><text:span text:style-name="T118">Шаблоны элементов управления</text:span></text:p>
      <text:p text:style-name="P21"><text:span text:style-name="T120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107">Логические и визуальные деревья</text:span></text:a></text:p>
      <text:p text:style-name="P21"><text:span text:style-name="T120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107">Программный просмотр логического и визуального дерева</text:span></text:a></text:p>
      <text:p text:style-name="P21"><text:span text:style-name="T120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107">Шаблоны</text:span></text:a></text:p>
      <text:p text:style-name="P21"><text:span text:style-name="T120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107">Анализ элементов управления</text:span></text:a></text:p>
      <text:p text:style-name="P21"><text:span text:style-name="T120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107">Создание шаблонов</text:span></text:a></text:p>
      <text:p text:style-name="P21"><text:span text:style-name="T120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107">Триггеры, изменяющие свойства</text:span></text:a></text:p>
      <text:p text:style-name="P21"><text:span text:style-name="T120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107">Триггеры, использующие анимацию</text:span></text:a></text:p>
      <text:p text:style-name="P21"><text:span text:style-name="T120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107">Организация ресурсов для шаблонов</text:span></text:a></text:p>
      <text:p text:style-name="P21"><text:span text:style-name="T120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107">Автоматическое применение шаблонов</text:span></text:a></text:p>
      <text:p text:style-name="P21"><text:span text:style-name="T120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107">Обложки</text:span></text:a></text:p>
      <text:p text:style-name="P21"><text:span text:style-name="T120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107">Построение сложного шаблона</text:span></text:a></text:p>
      <text:p text:style-name="P21"><text:span text:style-name="T120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107">Модификация полосы прокрутки</text:span></text:a></text:p>
      <text:p text:style-name="P21"><text:span text:style-name="T120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107">Примеры шаблонов элементов управления</text:span></text:a></text:p>
      <text:p text:style-name="P21"><text:span text:style-name="T120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107">Визуальные состояния</text:span></text:a></text:p>
      <text:p text:style-name="P18"><text:span text:style-name="T92">·</text:span><text:span text:style-name="T1">     </text:span><text:span text:style-name="T115">2. Пользовательские элементы WPF</text:span></text:p>
      <text:p text:style-name="P21"><text:span text:style-name="T120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107">Пользовательские элементы</text:span></text:a></text:p>
      <text:p text:style-name="P21"><text:span text:style-name="T120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107">Построение пользовательского элемента</text:span></text:a></text:p>
      <text:p text:style-name="P21"><text:span text:style-name="T120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107">Добавление кода разметки</text:span></text:a></text:p>
      <text:p text:style-name="P21"><text:span text:style-name="T120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107">Поддержка команд</text:span></text:a></text:p>
      <text:p text:style-name="P21"><text:span text:style-name="T120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107">UserControl</text:span></text:a></text:p>
      <text:p text:style-name="P21"><text:span text:style-name="T120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107">Создание элемента управления, лишенного внешнего вида</text:span></text:a></text:p>
      <text:p text:style-name="P21"><text:span text:style-name="T120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107">Поддержка визуальных состояний</text:span></text:a></text:p>
      <text:p text:style-name="P21"><text:span text:style-name="T120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107">Шаблон элемента управления по умолчанию</text:span></text:a></text:p>
      <text:p text:style-name="P21"><text:span text:style-name="T120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107">Переходы между состояниями</text:span></text:a></text:p>
      <text:p text:style-name="P21"><text:span text:style-name="T120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107">Использование FlipPanel</text:span></text:a></text:p>
      <text:p text:style-name="P21"><text:span text:style-name="T127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112">Создание панелей компоновки</text:span></text:a></text:p>
      <text:p text:style-name="P21"><text:span text:style-name="T127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112">Примеры пользовательских панелей компоновки</text:span></text:a></text:p>
      <text:p text:style-name="P21"><text:span text:style-name="T127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112">Рисованные элементы</text:span></text:a></text:p>
      <text:p text:style-name="P21"><text:span text:style-name="T127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112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31">___</text:span> - прочел, полностью пройдено</text:p>
      <text:p text:style-name="Text_20_body"><text:span text:style-name="T132">___</text:span> - перечитать</text:p>
      <text:p text:style-name="Text_20_body"><text:span text:style-name="T133">___</text:span> - не начинал</text:p>
      <text:p text:style-name="Text_20_body"><text:span text:style-name="T136">__</text:span> - собираюсь но попозже</text:p>
      <text:p text:style-name="Text_20_body"><text:span text:style-name="T135">__</text:span> - непонятно</text:p>
      <text:p text:style-name="Text_20_body"><text:span text:style-name="T134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9">Периферия WPF</text:p>
      <text:p text:style-name="P5"> </text:p>
      <text:p text:style-name="P12">Содержание:</text:p>
      <text:p text:style-name="P25"/>
      <text:p text:style-name="P18"><text:span text:style-name="T95">·</text:span><text:span text:style-name="T4">     </text:span><text:span text:style-name="T117">1. Работа с документами и печать</text:span></text:p>
      <text:p text:style-name="P21"><text:span text:style-name="T125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109">Типы документов</text:span></text:a></text:p>
      <text:p text:style-name="P21"><text:span text:style-name="T125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109">Потоковые документы</text:span></text:a></text:p>
      <text:p text:style-name="P21"><text:span text:style-name="T125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109">Блочные элементы</text:span></text:a></text:p>
      <text:p text:style-name="P21"><text:span text:style-name="T125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109">Строковые элементы</text:span></text:a></text:p>
      <text:p text:style-name="P21"><text:span text:style-name="T125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109">Программное взаимодействие с элементами</text:span></text:a></text:p>
      <text:p text:style-name="P21"><text:span text:style-name="T125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109">Контейнеры FlowDocumentScrollViewer, FlowDocumentPageViewer и FlowDocumentReader</text:span></text:a></text:p>
      <text:p text:style-name="P21"><text:span text:style-name="T125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109">Редактирование потокового документа</text:span></text:a></text:p>
      <text:p text:style-name="P21"><text:span text:style-name="T125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109">Аннотации</text:span></text:a></text:p>
      <text:p text:style-name="P21"><text:span text:style-name="T125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109">Печать</text:span></text:a></text:p>
      <text:p text:style-name="P21"><text:span text:style-name="T125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109">Специальная печать</text:span></text:a></text:p>
      <text:p text:style-name="P21"><text:span text:style-name="T125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109">Настройка и управление печатью</text:span></text:a></text:p>
      <text:p text:style-name="P21"><text:span text:style-name="T125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109">Печать документов XPS</text:span></text:a></text:p>
      <text:p text:style-name="P19"><text:span text:style-name="T92">·</text:span><text:span text:style-name="T1">     </text:span><text:span text:style-name="T115">2. Многопоточные приложения</text:span></text:p>
      <text:p text:style-name="P21"><text:span text:style-name="T127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112">Модель STA</text:span></text:a></text:p>
      <text:p text:style-name="P21"><text:span text:style-name="T127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112">Класс DispatcherObject</text:span></text:a></text:p>
      <text:p text:style-name="P21"><text:span text:style-name="T127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112">Класс BackgroundWorker</text:span></text:a></text:p>
      <text:p text:style-name="P18"><text:span text:style-name="T95">·</text:span><text:span text:style-name="T4">     </text:span><text:span text:style-name="T117">3. Модель дополнений MAF и MEF</text:span></text:p>
      <text:p text:style-name="P21"><text:span text:style-name="T125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109">Модель дополнений</text:span></text:a></text:p>
      <text:p text:style-name="P21"><text:span text:style-name="T125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109">Пример приложения, использующего дополнение</text:span></text:a></text:p>
      <text:p text:style-name="P21"><text:span text:style-name="T125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109">Взаимодействие с хостом</text:span></text:a></text:p>
      <text:p text:style-name="P21"><text:span text:style-name="T125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109">Визуальные дополнения</text:span></text:a></text:p>
      <text:p text:style-name="P19"><text:span text:style-name="T92">·</text:span><text:span text:style-name="T1">     </text:span><text:span text:style-name="T115">4. Развертывание WPF-приложений с ClickOnce</text:span></text:p>
      <text:p text:style-name="P21"><text:soft-page-break/><text:span text:style-name="T127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112">Развертывание WPF-приложений</text:span></text:a></text:p>
      <text:p text:style-name="P21"><text:span text:style-name="T127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112">Модель ClickOnce</text:span></text:a></text:p>
      <text:p text:style-name="P21"><text:span text:style-name="T127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112">Пример публикации ClickOnce</text:span></text:a></text:p>
      <text:p text:style-name="P21"><text:span text:style-name="T127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112">Дополнительные параметры ClickOnce</text:span></text:a></text:p>
      <text:p text:style-name="P19"><text:span text:style-name="T92">·</text:span><text:span text:style-name="T1">     </text:span><text:span text:style-name="T115">5. Шаблоны проектирования</text:span></text:p>
      <text:p text:style-name="P21"><text:span text:style-name="T127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112">Обзор паттернов</text:span></text:a></text:p>
      <text:p text:style-name="P21"><text:span text:style-name="T127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112">RAD и Monolithic</text:span></text:a></text:p>
      <text:p text:style-name="P21"><text:span text:style-name="T127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112">Паттерн MVC</text:span></text:a></text:p>
      <text:p text:style-name="P21"><text:span text:style-name="T127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112">Паттерн MVP</text:span></text:a></text:p>
      <text:p text:style-name="P21"><text:span text:style-name="T127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112">Паттерн MVVM</text:span></text:a></text:p>
      <text:p text:style-name="P18"><text:span text:style-name="T97">·</text:span><text:span text:style-name="T6">     </text:span><text:span text:style-name="T119">6. Windows 8 Metro и XAML</text:span></text:p>
      <text:p text:style-name="P21"><text:span text:style-name="T124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111">Создание Metro-приложения</text:span></text:a></text:p>
      <text:p text:style-name="P21"><text:span text:style-name="T124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111">Привязка данных</text:span></text:a></text:p>
      <text:p text:style-name="P21"><text:span text:style-name="T124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111">Навигация, всплывающие меню и панели</text:span></text:a></text:p>
      <text:p text:style-name="P21"><text:span text:style-name="T124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111">Стандартные стили и ресурсы</text:span></text:a></text:p>
      <text:p text:style-name="Text_20_body"> </text:p>
      <text:p text:style-name="Text_20_body"><text:span text:style-name="T131">___</text:span> - прочел, полностью пройдено</text:p>
      <text:p text:style-name="Text_20_body"><text:span text:style-name="T132">___</text:span> - перечитать</text:p>
      <text:p text:style-name="Text_20_body"><text:span text:style-name="T133">___</text:span> - не начинал</text:p>
      <text:p text:style-name="Text_20_body"><text:span text:style-name="T136">__</text:span> - собираюсь но попозже</text:p>
      <text:p text:style-name="Text_20_body"><text:span text:style-name="T135">__</text:span> - непонятно</text:p>
      <text:p text:style-name="Text_20_body"><text:span text:style-name="T134">__</text:span> - не собираюсь проходить</text:p>
      <text:p text:style-name="Text_20_body"> </text:p>
      <text:h text:style-name="P26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40">Основы ASP.NET</text:span></text:span></text:a><text:span text:style-name="T142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41">Веб-сайты ASP.NET</text:span></text:span></text:a><text:span text:style-name="T132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41">Безопасность в ASP.NET</text:span></text:span></text:a><text:span text:style-name="T132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41">Интернет магазин на ASP.NET Web Forms 4.5 и ASP.NET MVC 5</text:span></text:span></text:a><text:span text:style-name="T132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39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39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39">ASP.NET Identity 2.0</text:span></text:span></text:a> </text:p>
      <text:p text:style-name="Standard"/>
      <text:p text:style-name="Text_20_body"><text:span text:style-name="T131">___</text:span> - прочел, полностью пройдено</text:p>
      <text:p text:style-name="Text_20_body"><text:span text:style-name="T132">___</text:span> - смотри ниже</text:p>
      <text:p text:style-name="Text_20_body"><text:span text:style-name="T133">___</text:span> - не начинал</text:p>
      <text:p text:style-name="Text_20_body"><text:span text:style-name="T136">__</text:span> - собираюсь но попозже</text:p>
      <text:p text:style-name="Text_20_body"><text:span text:style-name="T135">__</text:span> - непонятно</text:p>
      <text:p text:style-name="Text_20_body"><text:span text:style-name="T134">__</text:span> - не собираюсь проходить</text:p>
      <text:p text:style-name="Standard"/>
      <text:h text:style-name="P26" text:outline-level="1"><text:soft-page-break/>Веб-сайты ASP.NET</text:h>
      <text:h text:style-name="P28" text:outline-level="4">1. Пользовательские элементы управления, темы и мастер-страницы</text:h>
      <text:list xml:id="list8322765121973454129" text:style-name="L1">
        <text:list-item>
          <text:list>
            <text:list-item>
              <text:p text:style-name="P38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8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8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8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8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8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8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8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9" text:outline-level="3">2. Навигация по веб-сайту</text:h>
                </text:list-item>
              </text:list>
            </text:list-item>
            <text:list-item>
              <text:p text:style-name="P38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8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8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9">))</text:p>
            </text:list-item>
            <text:list-item>
              <text:p text:style-name="P38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8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8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9" text:outline-level="3">3. Развертывание веб-сайтов с помощью IIS</text:h>
                </text:list-item>
              </text:list>
            </text:list-item>
            <text:list-item>
              <text:p text:style-name="P38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8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8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8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31" text:outline-level="3">4. Специальные элементы управления и GDI+</text:h>
                </text:list-item>
              </text:list>
            </text:list-item>
            <text:list-item>
              <text:p text:style-name="P38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8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8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8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8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8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8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8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8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31" text:outline-level="3">5. JavaScript и Ajax</text:h>
                </text:list-item>
              </text:list>
            </text:list-item>
            <text:list-item>
              <text:p text:style-name="P38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8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8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8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8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8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8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8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8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8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8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31" text:outline-level="3">6. Порталы Web Parts <text:span text:style-name="T143">(</text:span><text:span text:style-name="T144">посмотреть после безопасности </text:span><text:span text:style-name="T143">asp.net)</text:span></text:h>
                </text:list-item>
              </text:list>
            </text:list-item>
            <text:list-item>
              <text:p text:style-name="P38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8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8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8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31" text:outline-level="3">7. Динамические данные</text:h>
                </text:list-item>
              </text:list>
            </text:list-item>
            <text:list-item>
              <text:p text:style-name="P38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8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8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8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8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31">___</text:span> - прочел, полностью пройдено</text:p>
      <text:p text:style-name="Text_20_body"><text:span text:style-name="T133">___</text:span> - не начинал</text:p>
      <text:p text:style-name="Text_20_body"><text:span text:style-name="T136">__</text:span> - собираюсь но попозже</text:p>
      <text:p text:style-name="Text_20_body"><text:soft-page-break/><text:span text:style-name="T135">__</text:span> - непонятно</text:p>
      <text:p text:style-name="Text_20_body"><text:span text:style-name="T134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11" text:outline-level="1">Интернет магазин на ASP.NET</text:h>
      <text:h text:style-name="P15" text:outline-level="2">Интернет магазин на ASP.NET Web Forms 4.5</text:h>
      <text:list xml:id="list9009045644284843614" text:style-name="L2">
        <text:list-item>
          <text:p text:style-name="P68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8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8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8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8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8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8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74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8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8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75">1) тут создается серверный контрол, создание которых я пропустил,но все вроде абсольтно понятно</text:p>
          <text:p text:style-name="P77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7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76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8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8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8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9"/>
        </text:list-item>
      </text:list>
      <text:h text:style-name="P14" text:outline-level="2">Интернет магазин на ASP.NET MVC 5</text:h>
      <text:list xml:id="list5962262719650086931" text:style-name="L3">
        <text:list-item>
          <text:p text:style-name="P72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72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72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72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72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72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72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72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72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72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72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72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72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72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6"/>
      <text:p text:style-name="Text_20_body"><text:span text:style-name="T131">___</text:span> - прочел, полностью пройдено</text:p>
      <text:p text:style-name="Text_20_body"><text:span text:style-name="T133">___</text:span> - не начинал</text:p>
      <text:p text:style-name="Text_20_body"><text:span text:style-name="T136">__</text:span> - собираюсь но попозже</text:p>
      <text:p text:style-name="Text_20_body"><text:span text:style-name="T135">__</text:span> - непонятно</text:p>
      <text:p text:style-name="Text_20_body"><text:span text:style-name="T134">__</text:span> - не собираюсь проходить</text:p>
      <text:p text:style-name="Standard"/>
      <text:p text:style-name="Text_20_body"/>
      <text:p text:style-name="Text_20_body"><text:soft-page-break/></text:p>
      <text:h text:style-name="P11" text:outline-level="1">Безопасность в ASP.NET</text:h>
      <text:list xml:id="list7682950958082518964" text:style-name="L4">
        <text:list-item>
          <text:h text:style-name="P30" text:outline-level="3">1. Модель безопасности ASP.NET</text:h>
          <text:list>
            <text:list-item>
              <text:p text:style-name="P47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7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7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30" text:outline-level="3">2. Аутентификация</text:h>
          <text:list>
            <text:list-item>
              <text:p text:style-name="P47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7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7"><text:span text:style-name="T54">RequireSSL </text:span><text:span text:style-name="T56">- </text:span><text:span text:style-name="T59">мутно</text:span></text:p>
            </text:list-item>
            <text:list-item>
              <text:p text:style-name="P47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2" text:outline-level="3">3. Membership API</text:h>
          <text:list>
            <text:list-item>
              <text:p text:style-name="P47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7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7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7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7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7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7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7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7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20442793" text:continue-numbering="true" text:style-name="L4">
        <text:list-item>
          <text:h text:style-name="P33" text:outline-level="3">4. Авторизация, роли и профили</text:h>
          <text:list>
            <text:list-item>
              <text:p text:style-name="P60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61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62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8"><text:span text:style-name="T80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63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3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3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3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3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3" text:outline-level="3">5. Криптография</text:h>
          <text:list>
            <text:list-item>
              <text:p text:style-name="P64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4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4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5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7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7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7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40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3" text:outline-level="3">6. Расширение Membership API и Roles API</text:h>
          <text:list>
            <text:list-item>
              <text:p text:style-name="P47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7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7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7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7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2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31">___</text:span> - прочел, полностью пройдено</text:p>
      <text:p text:style-name="Text_20_body"><text:span text:style-name="T133">___</text:span> - не начинал</text:p>
      <text:p text:style-name="Text_20_body"><text:span text:style-name="T136">__</text:span> - собираюсь но попозже</text:p>
      <text:p text:style-name="Text_20_body"><text:span text:style-name="T135">__</text:span> - непонятно</text:p>
      <text:p text:style-name="Text_20_body"><text:span text:style-name="T134">__</text:span> - не собираюсь проходить</text:p>
      <text:p text:style-name="Text_20_body"/>
      <text:p text:style-name="Text_20_body"/>
      <text:p text:style-name="Text_20_body"/>
      <text:h text:style-name="P11" text:outline-level="1"><text:soft-page-break/>ASP.NET Web Forms 4.5</text:h>
      <text:list xml:id="list4575814467446264406" text:style-name="L5">
        <text:list-item>
          <text:p text:style-name="P85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4" text:outline-level="3">1. Модульное тестирование</text:h>
          <text:list>
            <text:list-item>
              <text:p text:style-name="P54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4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4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4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4" text:outline-level="3">2. Обработка ошибок</text:h>
          <text:list>
            <text:list-item>
              <text:p text:style-name="P54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41">Для внешних ресурсов основной... лишь на одном сервере.)</text:p>
            </text:list-item>
            <text:list-item>
              <text:p text:style-name="P54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4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4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4" text:outline-level="3">3. Управление путями и конфигурацией</text:h>
          <text:list>
            <text:list-item>
              <text:p text:style-name="P54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4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4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4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4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4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4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4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4" text:outline-level="3">4. Асинхронные запросы</text:h>
          <text:list>
            <text:list-item>
              <text:p text:style-name="P54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4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3">1)хмхм..что это за абзац?:</text:p>
              <text:p text:style-name="P66"><text:span text:style-name="T49">Можно переписать любой метод, обеспечив... </text:span><text:span text:style-name="T85">а</text:span><text:span text:style-name="T68">методы, таких как WebClien</text:span><text:span text:style-name="T61"> </text:span></text:p>
              <text:p text:style-name="P66"><text:span text:style-name="T64">2)Последний пример с </text:span><text:span text:style-name="T63">Task. </text:span><text:span text:style-name="T64">А поток </text:span><text:span text:style-name="T75">innerTask.Wait();</text:span><text:span text:style-name="T65"> не ждет?</text:span></text:p>
            </text:list-item>
            <text:list-item>
              <text:p text:style-name="P54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4" text:outline-level="3"><text:soft-page-break/>5. Привязка моделей и данных</text:h>
          <text:list>
            <text:list-item>
              <text:p text:style-name="P54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4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4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5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5"><text:span text:style-name="T71">FieldValidator</text:span><text:span text:style-name="T46"> - тоже</text:span></text:p>
            </text:list-item>
            <text:list-item>
              <text:p text:style-name="P54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4" text:outline-level="3">6. Клиентская оптимизация и WebAPI</text:h>
          <text:list>
            <text:list-item>
              <text:p text:style-name="P54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4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9"><text:span text:style-name="T80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5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4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3">Что они тут хотят сказать?:</text:p>
              <text:p text:style-name="P50"><text:span text:style-name="T80">Второй способ решения</text:span><text:span text:style-name="T33"> … </text:span><text:span text:style-name="T80">преобразуются в формат JSON.</text:span><text:span text:style-name="T33"> </text:span></text:p>
              <text:p text:style-name="P50"><text:span text:style-name="T80">Мы исправили проблему, но тол</text:span><text:span text:style-name="T33"> ...</text:span><text:span text:style-name="T80">рамках Web API</text:span><text:span text:style-name="T33"> </text:span></text:p>
            </text:list-item>
            <text:list-item>
              <text:p text:style-name="P54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4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4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4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4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4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75">RenderContents и это связанно со свойством </text:span><text:span text:style-name="T77">ItemType </text:span><text:span text:style-name="T78">этого нашего элемента</text:span><text:span text:style-name="T75"> </text:span><text:span text:style-name="T86">ValidationRepeater</text:span><text:span text:style-name="T75"> </text:span></text:p>
            </text:list-item>
            <text:list-item>
              <text:p text:style-name="P54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4"><text:span text:style-name="T68">Хотя веб-формы изменились</text:span><text:span text:style-name="T61"> … </text:span><text:span text:style-name="T68">динамически для запросов</text:span><text:span text:style-name="T61"> –</text:span><text:span text:style-name="T63"> </text:span><text:span text:style-name="T64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31">___</text:span> - прочел, полностью пройдено</text:p>
      <text:p text:style-name="Text_20_body"><text:span text:style-name="T133">___</text:span> - не начинал</text:p>
      <text:p text:style-name="Text_20_body"><text:span text:style-name="T136">__</text:span> - собираюсь но попозже</text:p>
      <text:p text:style-name="Text_20_body"><text:span text:style-name="T135">__</text:span> - непонятно</text:p>
      <text:p text:style-name="Text_20_body"><text:span text:style-name="T134">__</text:span> - не собираюсь проходить</text:p>
      <text:p text:style-name="Text_20_body"/>
      <text:h text:style-name="P11" text:outline-level="1">Изучаем ASP.NET MVC 5</text:h>
      <text:list xml:id="list6886298717716088698" text:style-name="L6">
        <text:list-item>
          <text:h text:style-name="P35" text:outline-level="3">1. Начинаем изучать ASP.NET MVC</text:h>
          <text:list>
            <text:list-item>
              <text:p text:style-name="P56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6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6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6" text:outline-level="3"><text:span text:style-name="T146">Следование соглашениям для компоновок –</text:span><text:span text:style-name="T147"> </text:span><text:span text:style-name="T148">мутноватенько, пока не понятно что это в точности</text:span></text:h>
            </text:list-item>
          </text:list>
        </text:list-item>
      </text:list>
      <text:p text:style-name="P27"><text:span text:style-name="Emphasis"><text:span text:style-name="T59"><text:tab/></text:span></text:span><text:span text:style-name="Emphasis"><text:span text:style-name="T72">Expert Settings (Развернутые настройки)</text:span></text:span><text:span text:style-name="T59"> </text:span><text:span text:style-name="T71">в меню Tools --&gt; Settings (Сервис --&gt; Настройки) среды Visual Studio.</text:span><text:span text:style-name="T64"> <text:s/></text:span><text:span text:style-name="T63">- </text:span><text:span text:style-name="T64">такого нет</text:span></text:p>
      <text:list xml:id="list20434357" text:continue-numbering="true" text:style-name="L6">
        <text:list-item>
          <text:list>
            <text:list-item>
              <text:p text:style-name="P56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6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6"><text:span text:style-name="T46">что за </text:span><text:span text:style-name="T87">@ViewData["Message"]</text:span><text:span text:style-name="T33"> раньше</text:span><text:span text:style-name="T46"> был только </text:span><text:span text:style-name="T88">ViewBag.Message</text:span><text:span text:style-name="T46"> <text:s/></text:span><text:span text:style-name="T43">- </text:span><text:span text:style-name="T46">ТО же что и <text:s/></text:span><text:span text:style-name="T88">ViewBag, только не динамик</text:span></text:p>
              <text:p text:style-name="P44">не получается на лету продолжить при исключении — окно не такое как в примере</text:p>
            </text:list-item>
            <text:list-item>
              <text:p text:style-name="P56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6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6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4">не создавал тестовый проект</text:p>
            </text:list-item>
          </text:list>
        </text:list-item>
        <text:list-item>
          <text:h text:style-name="P35" text:outline-level="3">2. Работа с Razor и инструменты MVC</text:h>
          <text:list>
            <text:list-item>
              <text:p text:style-name="P56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6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6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6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6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5" text:outline-level="3">3. Маршрутизация URL</text:h>
          <text:list>
            <text:list-item>
              <text:p text:style-name="P56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6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6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6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6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6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6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6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51"><text:span text:style-name="T80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6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5" text:outline-level="3">4. Контроллеры, действия и представления</text:h>
          <text:list>
            <text:list-item>
              <text:p text:style-name="P56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6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6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6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6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6"><text:span text:style-name="T89">Значения, предоставляемые для метода действия и контроллера</text:span><text:span text:style-name="T33"> </text:span><text:span text:style-name="T33">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6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6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6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6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6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6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7"><text:span text:style-name="T80">Частичные представления не вызывают метод действия, поэтому </text:span><text:span text:style-name="T80">они не могут использоваться для выполнения бизнес-логики. </text:span><text:span text:style-name="T81">- </text:span><text:span text:style-name="T82">что за метод действия? В разделе Дочерние действия они </text:span><text:span text:style-name="T82">вызывают </text:span><text:span text:style-name="T81">Index</text:span><text:span text:style-name="T33"> ..</text:span></text:p>
              <text:p text:style-name="P52"><text:soft-page-break/><text:span text:style-name="T80"><text:s/>Дочернее действие вызывает метод действия, визуализирует представление и помещает результат в поток ответа.</text:span><text:span text:style-name="T51">..</text:span></text:p>
              <text:p text:style-name="P52"><text:span text:style-name="T51">Хрень какая-то, </text:span><text:span text:style-name="T52">написано мутно, но дальше все ясно.</text:span><text:span text:style-name="T51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6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51"><text:span text:style-name="T80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6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6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6"><text:span text:style-name="T68">В примере </text:span><text:a xlink:type="simple" xlink:href="https://professorweb.ru/my/ASP_NET/gamestore/level1/" text:style-name="Internet_20_link" text:visited-style-name="Visited_20_Internet_20_Link"><text:span text:style-name="T74">приложения GameStore</text:span></text:a><text:span text:style-name="T54"> </text:span><text:span text:style-name="T68">такой подход применялся для...</text:span><text:span text:style-name="T61"> </text:span><text:span text:style-name="T63">- </text:span><text:span text:style-name="T64">еще не смотрел</text:span></text:p>
            </text:list-item>
          </text:list>
        </text:list-item>
        <text:list-item>
          <text:h text:style-name="P35" text:outline-level="3">5. Фильтры</text:h>
          <text:list>
            <text:list-item>
              <text:p text:style-name="P56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6"><text:span text:style-name="T68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74">Админ панель: защита</text:span></text:a><text:span text:style-name="T68">,</text:span><text:span text:style-name="T73">- </text:span><text:span text:style-name="T71">еще не видел</text:span><text:span text:style-name="T61"> </text:span></text:p>
            </text:list-item>
            <text:list-item>
              <text:p text:style-name="P56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6"><text:span text:style-name="T46">Весьма странный метод </text:span><text:span text:style-name="T70">AuthorizeCore</text:span><text:span text:style-name="T54">. Если возвращает </text:span><text:span text:style-name="T56">true, </text:span><text:span text:style-name="T59">то все пройдено, если </text:span><text:span text:style-name="T56">false,</text:span><text:span text:style-name="T59">то вызывается аутентификация, и затем он вызывается опять!</text:span></text:p>
            </text:list-item>
            <text:list-item>
              <text:p text:style-name="P56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6"><text:span text:style-name="T68">Кроме того, фильтры аутентификации выполняются после выполнения метода действия, но перед обработкой </text:span><text:span text:style-name="T68">ActionResult.</text:span><text:span text:style-name="T71">-</text:span><text:span text:style-name="T73">what </text:span><text:span text:style-name="T71">??</text:span><text:span text:style-name="T33"> </text:span></text:p>
              <text:p text:style-name="P53"><text:span text:style-name="T80">Если в коде OnAuthentication() устанавливается значение </text:span><text:span text:style-name="T33"> … </text:span><text:span text:style-name="T43">what??</text:span></text:p>
              <text:p text:style-name="P53"><text:span text:style-name="T81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3"><text:span text:style-name="T81">именно поэтому тот же самый класс используется в методе </text:span><text:span text:style-name="T81">OnAuthentication()</text:span><text:span text:style-name="T43"> </text:span><text:span text:style-name="T46">- </text:span><text:span text:style-name="T43">what??</text:span></text:p>
              <text:p text:style-name="P53"><text:span text:style-name="T43"><text:s/></text:span><text:span text:style-name="T46">ВСЕ СТАЛО ПОНЯТНО</text:span></text:p>
            </text:list-item>
            <text:list-item>
              <text:p text:style-name="P56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6"><text:soft-page-break/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6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6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3"><text:span text:style-name="T80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5" text:outline-level="3">6. Вспомогательные методы и работа с AJAX</text:h>
          <text:list>
            <text:list-item>
              <text:p text:style-name="P56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6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6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6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8"><text:span text:style-name="T80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6"><text:span text:style-name="T145">- Несмотря на то что отображается больше свойст</text:span><text:span text:style-name="T150">в...</text:span><text:span text:style-name="T152"> </text:span></text:p>
            </text:list-item>
          </text:list>
        </text:list-item>
      </text:list>
      <text:list xml:id="list7766659513678662153" text:style-name="L7">
        <text:list-item>
          <text:list>
            <text:list-item>
              <text:list>
                <text:list-item>
                  <text:list>
                    <text:list-item>
                      <text:p text:style-name="P79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20445613" text:continue-list="list20434357" text:style-name="L6">
        <text:list-item>
          <text:list>
            <text:list-item>
              <text:p text:style-name="P56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80"><text:span text:style-name="T151">которые могут быть получены из значения string с применением метода GetConverter() класса System.ComponentModel.TypeDescriptor. </text:span><text:span text:style-name="T33"> </text:span><text:span text:style-name="T149">– ?</text:span></text:p>
                    </text:list-header>
                  </text:list>
                </text:list-item>
              </text:list>
            </text:list-item>
            <text:list-item>
              <text:p text:style-name="P56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8"><text:span text:style-name="T80">На каждом этапе процесса поиска шаблона</text:span><text:span text:style-name="T51">... </text:span><text:span text:style-name="T53">- </text:span><text:span text:style-name="T52">не совсем соответствует вышеперечисленному списку, видимо плохой </text:span><text:span text:style-name="T52">перевод, но после дальнейшего объяснения вроде все сходится</text:span></text:p>
            </text:list-item>
            <text:list-item>
              <text:p text:style-name="P56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56"><text:a xlink:type="simple" xlink:href="https://professorweb.ru/my/ASP_NET/mvc/level6/6_8.php" text:style-name="Internet_20_link" text:visited-style-name="Visited_20_Internet_20_Link"><text:span text:style-name="T42">AJAX и MVC</text:span></text:a></text:p>
            </text:list-item>
            <text:list-item>
              <text:p text:style-name="P56"><text:a xlink:type="simple" xlink:href="https://professorweb.ru/my/ASP_NET/mvc/level6/6_9.php" text:style-name="Internet_20_link" text:visited-style-name="Visited_20_Internet_20_Link"><text:span text:style-name="T42">Параметры AJAX</text:span></text:a></text:p>
              <text:p text:style-name="P56"><text:span text:style-name="T69">Из-за проблемы с безопасностью во многих браузерах посторонние сайты способны перехватывать данные JSON, которые возвращаются в ответ на запрос GET</text:span><text:span text:style-name="T55"> </text:span><text:span text:style-name="T57">- ??</text:span></text:p>
            </text:list-item>
            <text:list-item>
              <text:p text:style-name="P56"><text:a xlink:type="simple" xlink:href="https://professorweb.ru/my/ASP_NET/mvc/level6/6_10.php" text:style-name="Internet_20_link" text:visited-style-name="Visited_20_Internet_20_Link"><text:span text:style-name="T42">Использование JSON</text:span></text:a></text:p>
            </text:list-item>
          </text:list>
        </text:list-item>
        <text:list-item>
          <text:h text:style-name="P35" text:outline-level="3">7. Модели</text:h>
          <text:list>
            <text:list-item>
              <text:p text:style-name="P56"><text:a xlink:type="simple" xlink:href="https://professorweb.ru/my/ASP_NET/mvc/level7/7_1.php" text:style-name="Internet_20_link" text:visited-style-name="Visited_20_Internet_20_Link"><text:span text:style-name="T42">Привязка модели</text:span></text:a></text:p>
            </text:list-item>
            <text:list-item>
              <text:p text:style-name="P56"><text:a xlink:type="simple" xlink:href="https://professorweb.ru/my/ASP_NET/mvc/level7/7_2.php" text:style-name="Internet_20_link" text:visited-style-name="Visited_20_Internet_20_Link"><text:span text:style-name="T42">Ручная привязка моделей</text:span></text:a></text:p>
            </text:list-item>
            <text:list-item>
              <text:p text:style-name="P56"><text:a xlink:type="simple" xlink:href="https://professorweb.ru/my/ASP_NET/mvc/level7/7_3.php" text:style-name="Internet_20_link" text:visited-style-name="Visited_20_Internet_20_Link"><text:span text:style-name="T42">Настройка системы привязки моделей</text:span></text:a></text:p>
              <text:p text:style-name="P56"><text:soft-page-break/><text:span text:style-name="T46">в </text:span><text:span text:style-name="T83">CountryValueProvider</text:span><text:span text:style-name="T54"> </text:span><text:span text:style-name="T59">все равно вызывается метод </text:span><text:span text:style-name="T79">GetValue</text:span><text:span text:style-name="T60"> даже если </text:span><text:span text:style-name="T79">ContainsPrefix</text:span><text:span text:style-name="T60"> вернул </text:span><text:span text:style-name="T58">false. </text:span><text:span text:style-name="T60">И <text:s/></text:span><text:span text:style-name="T79">ContainsPrefix сам вызывается внутри <text:s/>GetValue. Зачем он тогда вообще нужен?</text:span></text:p>
            </text:list-item>
            <text:list-item>
              <text:p text:style-name="P56"><text:a xlink:type="simple" xlink:href="https://professorweb.ru/my/ASP_NET/mvc/level7/7_4.php" text:style-name="Internet_20_link" text:visited-style-name="Visited_20_Internet_20_Link"><text:span text:style-name="T42">Проверка достоверности модели</text:span></text:a></text:p>
              <text:p text:style-name="P59"><text:span text:style-name="T33">Проблема с датой в формате </text:span><text:span text:style-name="T43">dd.MM.yyyy. </text:span><text:span text:style-name="T33">Надо через -. Браузер не показывает дефолтную дату и даже не отправляет ее обратно, хотя она есть в </text:span><text:span text:style-name="T43">value.</text:span></text:p>
            </text:list-item>
            <text:list-item>
              <text:p text:style-name="P67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  <text:p text:style-name="P56"><text:span text:style-name="T68">определенные </text:span><text:a xlink:type="simple" xlink:href="https://professorweb.ru/my/ASP_NET/mvc/level6/6_5.php" text:style-name="Internet_20_link" text:visited-style-name="Visited_20_Internet_20_Link"><text:span text:style-name="T74">метаданными модели</text:span></text:a><text:span text:style-name="T68">, и регистрирует любые ошибки с помощью</text:span><text:span text:style-name="T153"> –</text:span><text:span text:style-name="T154"> </text:span><text:span text:style-name="T155">но что там в метаданных такого, не понятно, как эти два пункта отделяются? Да, первое это про аттрибуты типа </text:span><text:span text:style-name="T154">Required. </text:span><text:span text:style-name="T155">Похоже втрой пункт вызывает те же проверки что и первый только при присвоении определенного свойства.</text:span></text:p>
            </text:list-item>
            <text:list-item>
              <text:p text:style-name="P56"><text:a xlink:type="simple" xlink:href="https://professorweb.ru/my/ASP_NET/mvc/level7/7_6.php" text:style-name="Internet_20_link" text:visited-style-name="Visited_20_Internet_20_Link"><text:span text:style-name="T42">Клиентская проверка достоверности</text:span></text:a></text:p>
              <text:p text:style-name="P53"><text:span text:style-name="T80">будет вызван, когда пользователь впервые отправляет форму –</text:span><text:span text:style-name="T81"> </text:span><text:span text:style-name="T82">нет, уже при следующем щелчке вызывается</text:span><text:span text:style-name="T33"> </text:span></text:p>
            </text:list-item>
          </text:list>
        </text:list-item>
        <text:list-item>
          <text:h text:style-name="P35" text:outline-level="3">8. Web API</text:h>
          <text:list>
            <text:list-item>
              <text:p text:style-name="P56"><text:a xlink:type="simple" xlink:href="https://professorweb.ru/my/ASP_NET/mvc/level8/8_1.php" text:style-name="Internet_20_link" text:visited-style-name="Visited_20_Internet_20_Link"><text:span text:style-name="T42">Одностраничные приложения</text:span></text:a></text:p>
            </text:list-item>
            <text:list-item>
              <text:p text:style-name="P56"><text:a xlink:type="simple" xlink:href="https://professorweb.ru/my/ASP_NET/mvc/level8/8_2.php" text:style-name="Internet_20_link" text:visited-style-name="Visited_20_Internet_20_Link"><text:span text:style-name="T42">Использование Web API</text:span></text:a></text:p>
            </text:list-item>
            <text:list-item>
              <text:p text:style-name="P56"><text:a xlink:type="simple" xlink:href="https://professorweb.ru/my/ASP_NET/mvc/level8/8_3.php" text:style-name="Internet_20_link" text:visited-style-name="Visited_20_Internet_20_Link"><text:span text:style-name="T42">Библиотека Knockout и Web API</text:span></text:a></text:p>
              <text:p text:style-name="P53"><text:span text:style-name="T51"> </text:span><text:span text:style-name="T80">которая не является стандартным кодом JavaScript</text:span><text:span text:style-name="T33"> <text:s/></text:span><text:span text:style-name="T43">- <text:s/></text:span><text:span text:style-name="T46">в смысле?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31">___</text:span> - прочел, полностью пройдено</text:p>
      <text:p text:style-name="Text_20_body"><text:span text:style-name="T133">___</text:span> - не начинал</text:p>
      <text:p text:style-name="Text_20_body"><text:span text:style-name="T136">__</text:span> - собираюсь но попозже</text:p>
      <text:p text:style-name="Text_20_body"><text:span text:style-name="T135">__</text:span> - непонятно</text:p>
      <text:p text:style-name="Text_20_body"><text:span text:style-name="T134">__</text:span> - не собираюсь проходить</text:p>
      <text:p text:style-name="Text_20_body"/>
      <text:p text:style-name="Text_20_body"/>
      <text:p text:style-name="P6"><text:span text:style-name="T84">Интернет магазин на ASP.NET MVC 5</text:span> </text:p>
      <text:list xml:id="list2591246475474991464" text:style-name="L8">
        <text:list-item>
          <text:p text:style-name="P73"><text:a xlink:type="simple" xlink:href="https://professorweb.ru/my/ASP_NET/gamestore/level2/2_1.php" text:style-name="Internet_20_link" text:visited-style-name="Visited_20_Internet_20_Link"><text:span text:style-name="T42">Структура интернет-магазина</text:span></text:a></text:p>
          <text:p text:style-name="P73"><text:span text:style-name="T68">для отображения данных представления </text:span><text:span text:style-name="Strong_20_Emphasis"><text:span text:style-name="T67">Razor-выражение @:</text:span></text:span><text:span text:style-name="T54"> </text:span><text:span text:style-name="T68">не требуется</text:span><text:span text:style-name="T61"> –</text:span><text:span text:style-name="T63"> </text:span><text:span text:style-name="T64">вроде все просто, хз зачем это написали</text:span></text:p>
        </text:list-item>
        <text:list-item>
          <text:p text:style-name="P73"><text:a xlink:type="simple" xlink:href="https://professorweb.ru/my/ASP_NET/gamestore/level2/2_2.php" text:style-name="Internet_20_link" text:visited-style-name="Visited_20_Internet_20_Link"><text:span text:style-name="T42">Разбиение на страницы</text:span></text:a></text:p>
        </text:list-item>
        <text:list-item>
          <text:p text:style-name="P78"><text:soft-page-break/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78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78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78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78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78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78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73"><text:a xlink:type="simple" xlink:href="https://professorweb.ru/my/ASP_NET/gamestore/level2/2_10.php" text:style-name="Internet_20_link" text:visited-style-name="Visited_20_Internet_20_Link"><text:span text:style-name="T41">Админ панель: редактирование товаров</text:span></text:a></text:p>
          <text:p text:style-name="P70">Второй подход предусматривает предоставление вспомогательному методу шаблонов, которые он сможет использовать для генерации элементов, включая требуемую стилизацию.</text:p>
          <text:p text:style-name="P70">что за шаблон?</text:p>
        </text:list-item>
        <text:list-item>
          <text:p text:style-name="P73"><text:a xlink:type="simple" xlink:href="https://professorweb.ru/my/ASP_NET/gamestore/level2/2_11.php" text:style-name="Internet_20_link" text:visited-style-name="Visited_20_Internet_20_Link"><text:span text:style-name="T41">Админ панель: добавление и удаление товаров</text:span></text:a></text:p>
        </text:list-item>
        <text:list-item>
          <text:p text:style-name="P73"><text:a xlink:type="simple" xlink:href="https://professorweb.ru/my/ASP_NET/gamestore/level2/2_12.php" text:style-name="Internet_20_link" text:visited-style-name="Visited_20_Internet_20_Link"><text:span text:style-name="T41">Админ панель: защита</text:span></text:a></text:p>
        </text:list-item>
        <text:list-item>
          <text:p text:style-name="P73"><text:a xlink:type="simple" xlink:href="https://professorweb.ru/my/ASP_NET/gamestore/level2/2_13.php" text:style-name="Internet_20_link" text:visited-style-name="Visited_20_Internet_20_Link"><text:span text:style-name="T41">Загрузка изображений из базы данных</text:span></text:a></text:p>
        </text:list-item>
        <text:list-item>
          <text:p text:style-name="P73"><text:a xlink:type="simple" xlink:href="https://professorweb.ru/my/ASP_NET/gamestore/level2/2_14.php" text:style-name="Internet_20_link" text:visited-style-name="Visited_20_Internet_20_Link"><text:span text:style-name="T41">Развертывание сайта</text:span></text:a></text:p>
          <text:p text:style-name="P71">хорошо бы развернуть но там вроде все весьма просто, но я не нашел норм хостинга</text:p>
        </text:list-item>
      </text:list>
      <text:p text:style-name="P6"/>
      <text:p text:style-name="P6"/>
      <text:p text:style-name="P6"><text:span text:style-name="T131">___</text:span> - прочел, полностью пройдено</text:p>
      <text:p text:style-name="P6"/>
      <text:p text:style-name="P6"/>
      <text:h text:style-name="P7" text:outline-level="1">ASP.NET Identity и системы аутентификации</text:h>
      <text:list xml:id="list8577992611714894013" text:style-name="L9">
        <text:list-item>
          <text:p text:style-name="P81"><text:a xlink:type="simple" xlink:href="https://professorweb.ru/my/ASP_NET/identity/level1/1_1.php" text:style-name="Internet_20_link" text:visited-style-name="Visited_20_Internet_20_Link"><text:span text:style-name="T62">Настройка ASP.NET Identity</text:span></text:a></text:p>
        </text:list-item>
        <text:list-item>
          <text:p text:style-name="P82"><text:a xlink:type="simple" xlink:href="https://professorweb.ru/my/ASP_NET/identity/level1/1_2.php" text:style-name="Internet_20_link" text:visited-style-name="Visited_20_Internet_20_Link"><text:span text:style-name="T41">Использование ASP.NET Identity</text:span></text:a></text:p>
        </text:list-item>
        <text:list-item>
          <text:p text:style-name="P82"><text:a xlink:type="simple" xlink:href="https://professorweb.ru/my/ASP_NET/identity/level1/1_3.php" text:style-name="Internet_20_link" text:visited-style-name="Visited_20_Internet_20_Link"><text:span text:style-name="T41">Валидация данных</text:span></text:a></text:p>
        </text:list-item>
        <text:list-item>
          <text:p text:style-name="P82"><text:a xlink:type="simple" xlink:href="https://professorweb.ru/my/ASP_NET/identity/level1/1_4.php" text:style-name="Internet_20_link" text:visited-style-name="Visited_20_Internet_20_Link"><text:span text:style-name="T41">Администрирование пользователей</text:span></text:a></text:p>
          <text:p text:style-name="P83"><text:soft-page-break/>В итоге странная хрень, при валидации не возвращаются сразу все ошибки. Сначала почему-то проверяются ошибки пароля а потом если они пройдены ошибки в данных пользователя.</text:p>
        </text:list-item>
        <text:list-item>
          <text:p text:style-name="P82"><text:a xlink:type="simple" xlink:href="https://professorweb.ru/my/ASP_NET/identity/level1/1_5.php" text:style-name="Internet_20_link" text:visited-style-name="Visited_20_Internet_20_Link"><text:span text:style-name="T42">Аутентификация</text:span></text:a></text:p>
        </text:list-item>
        <text:list-item>
          <text:p text:style-name="P82"><text:a xlink:type="simple" xlink:href="https://professorweb.ru/my/ASP_NET/identity/level1/1_6.php" text:style-name="Internet_20_link" text:visited-style-name="Visited_20_Internet_20_Link"><text:span text:style-name="T42">Авторизация и роли</text:span></text:a></text:p>
          <text:p text:style-name="P84"><text:span text:style-name="T33">В </text:span><text:span text:style-name="T43">view error </text:span><text:span text:style-name="T33">была не удачно сгенерена ссылка, так что если заходишь с </text:span><text:span text:style-name="T43">Account </text:span><text:span text:style-name="T33">контроллера и тебе отказано в доступе то она(кнопка </text:span><text:span text:style-name="T43">OK</text:span><text:span text:style-name="T33">) вела на </text:span><text:span text:style-name="T43">Idex </text:span><text:span text:style-name="T33">Действия </text:span><text:span text:style-name="T43">Account </text:span><text:span text:style-name="T33">контроллера. Но этого действия нет. Поэтому так:</text:span></text:p>
          <text:p text:style-name="P84"><text:span text:style-name="T75">@Html.ActionLink(</text:span><text:span text:style-name="T90">"OK"</text:span><text:span text:style-name="T75">, </text:span><text:span text:style-name="T90">"Index"</text:span><text:span text:style-name="T75">, </text:span><text:span text:style-name="T90">"Home"</text:span><text:span text:style-name="T75">, </text:span><text:span text:style-name="T91">null</text:span><text:span text:style-name="T75">, </text:span><text:span text:style-name="T91">new</text:span><text:span text:style-name="T75"> { @class = </text:span><text:span text:style-name="T90">"btn btn-default"</text:span><text:span text:style-name="T75"> })</text:span></text:p>
        </text:list-item>
        <text:list-item>
          <text:p text:style-name="P82"><text:a xlink:type="simple" xlink:href="https://professorweb.ru/my/ASP_NET/identity/level1/1_7.php" text:style-name="Internet_20_link" text:visited-style-name="Visited_20_Internet_20_Link"><text:span text:style-name="T42">Заполнение базы данных</text:span></text:a></text:p>
          <text:p text:style-name="P82"><text:span text:style-name="T50">Почему если удалить базу я все равно логинюсь (еще до вызова </text:span><text:span text:style-name="T76">PerformInitialSetup</text:span><text:span text:style-name="T66">)? С чем он сравнивает куки, неоткуда ж брать!?</text:span></text:p>
        </text:list-item>
        <text:list-item>
          <text:p text:style-name="P82"><text:a xlink:type="simple" xlink:href="https://professorweb.ru/my/ASP_NET/identity/level1/1_8.php" text:style-name="Internet_20_link" text:visited-style-name="Visited_20_Internet_20_Link"><text:span text:style-name="T42">Свойства пользователей</text:span></text:a></text:p>
        </text:list-item>
        <text:list-item>
          <text:p text:style-name="P82"><text:a xlink:type="simple" xlink:href="https://professorweb.ru/my/ASP_NET/identity/level1/1_9.php" text:style-name="Internet_20_link" text:visited-style-name="Visited_20_Internet_20_Link"><text:span text:style-name="T42">Утверждения (Claims)</text:span></text:a></text:p>
        </text:list-item>
        <text:list-item>
          <text:p text:style-name="P82"><text:a xlink:type="simple" xlink:href="https://professorweb.ru/my/ASP_NET/identity/level1/1_10.php" text:style-name="Internet_20_link" text:visited-style-name="Visited_20_Internet_20_Link"><text:span text:style-name="T42">Использование OpenID и OAuth</text:span></text:a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2-10T00:23:48.92</dc:date>
    <meta:editing-duration>P26DT21H13M51S</meta:editing-duration>
    <meta:editing-cycles>125</meta:editing-cycles>
    <meta:generator>OpenOffice/4.1.2$Win32 OpenOffice.org_project/412m3$Build-9782</meta:generator>
    <meta:document-statistic meta:table-count="0" meta:image-count="0" meta:object-count="0" meta:page-count="27" meta:paragraph-count="869" meta:word-count="4180" meta:character-count="28044"/>
  </office:meta>
</office:document-meta>
</file>